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bookmark text:name="line1"/>&lt;!doctype html&gt;</text:p>
      <text:p text:style-name="Preformatted_20_Text"><text:bookmark text:name="line2"/>&lt;html lang="en-US"&gt;</text:p>
      <text:p text:style-name="Preformatted_20_Text"><text:bookmark text:name="line3"/>&lt;head&gt;</text:p>
      <text:p text:style-name="Preformatted_20_Text"><text:bookmark text:name="line4"/><text:s text:c="8"/>&lt;meta charset="UTF-8"&gt;</text:p>
      <text:p text:style-name="Preformatted_20_Text"><text:bookmark text:name="line5"/><text:s text:c="16"/>&lt;meta name="viewport" content="width=device-width, initial-scale=1"&gt;</text:p>
      <text:p text:style-name="Preformatted_20_Text"><text:bookmark text:name="line6"/><text:s text:c="8"/>&lt;link rel="profile" href="<text:a xlink:type="simple" xlink:href="view-source:https://gmpg.org/xfn/11" text:style-name="Internet_20_link" text:visited-style-name="Visited_20_Internet_20_Link">https://gmpg.org/xfn/11</text:a>"&gt;</text:p>
      <text:p text:style-name="Preformatted_20_Text"><text:bookmark text:name="line7"/><text:s text:c="8"/>&lt;title&gt;About &amp;#8211; Tourkit&lt;/title&gt;</text:p>
      <text:p text:style-name="Preformatted_20_Text"><text:bookmark text:name="line8"/>&lt;meta name='robots' content='max-image-preview:large' /&gt;</text:p>
      <text:p text:style-name="Preformatted_20_Text"><text:bookmark text:name="line9"/>&lt;link rel='dns-prefetch' href='<text:a xlink:type="simple" xlink:href="view-source:https://s.w.org/" text:style-name="Internet_20_link" text:visited-style-name="Visited_20_Internet_20_Link">//s.w.org</text:a>' /&gt;</text:p>
      <text:p text:style-name="Preformatted_20_Text"><text:bookmark text:name="line10"/>&lt;link rel="alternate" type="application/rss+xml" title="Tourkit &amp;raquo; Feed" href="<text:a xlink:type="simple" xlink:href="view-source:https://templatekit.tokomoo.com/tourkit/feed/" text:style-name="Internet_20_link" text:visited-style-name="Visited_20_Internet_20_Link">https://templatekit.tokomoo.com/tourkit/feed/</text:a>" /&gt;</text:p>
      <text:p text:style-name="Preformatted_20_Text"><text:bookmark text:name="line11"/>&lt;link rel="alternate" type="application/rss+xml" title="Tourkit &amp;raquo; Comments Feed" href="<text:a xlink:type="simple" xlink:href="view-source:https://templatekit.tokomoo.com/tourkit/comments/feed/" text:style-name="Internet_20_link" text:visited-style-name="Visited_20_Internet_20_Link">https://templatekit.tokomoo.com/tourkit/comments/feed/</text:a>" /&gt;</text:p>
      <text:p text:style-name="Preformatted_20_Text"><text:bookmark text:name="line12"/><text:s text:c="16"/>&lt;script type="text/javascript"&gt;</text:p>
      <text:p text:style-name="Preformatted_20_Text"><text:bookmark text:name="line13"/><text:s text:c="24"/>window._wpemojiSettings = {"baseUrl":"https:\/\/s.w.org\/images\/core\/emoji\/13.1.0\/72x72\/","ext":".png","svgUrl":"https:\/\/s.w.org\/images\/core\/emoji\/13.1.0\/svg\/","svgExt":".svg","source":{"concatemoji":"https:\/\/templatekit.tokomoo.com\/tourkit\/wp-includes\/js\/wp-emoji-release.min.js?ver=5.8.3"}};</text:p>
      <text:p text:style-name="Preformatted_20_Text"><text:bookmark text:name="line14"/><text:s text:c="24"/>!function(e,a,t){var n,r,o,i=a.createElement("canvas"),p=i.getContext&amp;&amp;i.getContext("2d");function s(e,t){var a=String.fromCharCode;p.clearRect(0,0,i.width,i.height),p.fillText(a.apply(this,e),0,0);e=i.toDataURL();return p.clearRect(0,0,i.width,i.height),p.fillText(a.apply(this,t),0,0),e===i.toDataURL()}function c(e){var t=a.createElement("script");t.src=e,t.defer=t.type="text/javascript",a.getElementsByTagName("head")[0].appendChild(t)}for(o=Array("flag","emoji"),t.supports={everything:!0,everythingExceptFlag:!0},r=0;r&lt;o.length;r++)t.supports[o[r]]=function(e){if(!p||!p.fillText)return!1;switch(p.textBaseline="top",p.font="600 32px Arial",e){case"flag":return s([127987,65039,8205,9895,65039],[127987,65039,8203,9895,65039])?!1:!s([55356,56826,55356,56819],[55356,56826,8203,55356,56819])&amp;&amp;!s([55356,57332,56128,56423,56128,56418,56128,56421,56128,56430,56128,56423,56128,56447],[55356,57332,8203,56128,56423,8203,56128,56418,8203,56128,56421,8203,56128,56430,8203,56128,56423,8203,56128,56447]);case"emoji":return!s([10084,65039,8205,55357,56613],[10084,65039,8203,55357,56613])}return!1}(o[r]),t.supports.everything=t.supports.everything&amp;&amp;t.supports[o[r]],"flag"!==o[r]&amp;&amp;(t.supports.everythingExceptFlag=t.supports.everythingExceptFlag&amp;&amp;t.supports[o[r]]);t.supports.everythingExceptFlag=t.supports.everythingExceptFlag&amp;&amp;!t.supports.flag,t.DOMReady=!1,t.readyCallback=function(){t.DOMReady=!0},t.supports.everything||(n=function(){t.readyCallback()},a.addEventListener?(a.addEventListener("DOMContentLoaded",n,!1),e.addEventListener("load",n,!1)):(e.attachEvent("onload",n),a.attachEvent("onreadystatechange",function(){"complete"===a.readyState&amp;&amp;t.readyCallback()})),(n=t.source||{}).concatemoji?c(n.concatemoji):n.wpemoji&amp;&amp;n.twemoji&amp;&amp;(c(n.twemoji),c(n.wpemoji)))}(window,document,window._wpemojiSettings);</text:p>
      <text:p text:style-name="Preformatted_20_Text"><text:bookmark text:name="line15"/><text:s text:c="16"/>&lt;/script&gt;</text:p>
      <text:p text:style-name="Preformatted_20_Text"><text:bookmark text:name="line16"/><text:s text:c="16"/>&lt;style type="text/css"&gt;</text:p>
      <text:p text:style-name="Preformatted_20_Text"><text:bookmark text:name="line17"/>img.wp-smiley,</text:p>
      <text:p text:style-name="Preformatted_20_Text"><text:bookmark text:name="line18"/>img.emoji {</text:p>
      <text:p text:style-name="Preformatted_20_Text"><text:bookmark text:name="line19"/><text:s text:c="8"/>display: inline !important;</text:p>
      <text:p text:style-name="Preformatted_20_Text"><text:bookmark text:name="line20"/><text:s text:c="8"/>border: none !important;</text:p>
      <text:p text:style-name="Preformatted_20_Text"><text:bookmark text:name="line21"/><text:s text:c="8"/>box-shadow: none !important;</text:p>
      <text:p text:style-name="Preformatted_20_Text"><text:bookmark text:name="line22"/><text:s text:c="8"/>height: 1em !important;</text:p>
      <text:p text:style-name="Preformatted_20_Text"><text:bookmark text:name="line23"/><text:s text:c="8"/>width: 1em !important;</text:p>
      <text:p text:style-name="Preformatted_20_Text"><text:bookmark text:name="line24"/><text:s text:c="8"/>margin: 0 .07em !important;</text:p>
      <text:p text:style-name="Preformatted_20_Text"><text:bookmark text:name="line25"/><text:s text:c="8"/>vertical-align: -0.1em !important;</text:p>
      <text:p text:style-name="Preformatted_20_Text"><text:bookmark text:name="line26"/><text:s text:c="8"/>background: none !important;</text:p>
      <text:p text:style-name="Preformatted_20_Text"><text:bookmark text:name="line27"/><text:s text:c="8"/>padding: 0 !important;</text:p>
      <text:p text:style-name="Preformatted_20_Text"><text:bookmark text:name="line28"/><text:soft-page-break/>}</text:p>
      <text:p text:style-name="Preformatted_20_Text"><text:bookmark text:name="line29"/>&lt;/style&gt;</text:p>
      <text:p text:style-name="Preformatted_20_Text"><text:bookmark text:name="line30"/><text:s text:c="8"/>&lt;link rel='stylesheet' id='wp-block-library-css' <text:s/>href='<text:a xlink:type="simple" xlink:href="view-source:https://templatekit.tokomoo.com/tourkit/wp-includes/css/dist/block-library/style.min.css?ver=5.8.3" text:style-name="Internet_20_link" text:visited-style-name="Visited_20_Internet_20_Link">https://templatekit.tokomoo.com/tourkit/wp-includes/css/dist/block-library/style.min.css?ver=5.8.3</text:a>' type='text/css' media='all' /&gt;</text:p>
      <text:p text:style-name="Preformatted_20_Text"><text:bookmark text:name="line31"/>&lt;link rel='stylesheet' id='template-kit-export-css' <text:s/>href='<text:a xlink:type="simple" xlink:href="view-source:https://templatekit.tokomoo.com/tourkit/wp-content/plugins/template-kit-export/public/assets/css/template-kit-export-public.min.css?ver=1.0.21" text:style-name="Internet_20_link" text:visited-style-name="Visited_20_Internet_20_Link">https://templatekit.tokomoo.com/tourkit/wp-content/plugins/template-kit-export/public/assets/css/template-kit-export-public.min.css?ver=1.0.21</text:a>' type='text/css' media='all' /&gt;</text:p>
      <text:p text:style-name="Preformatted_20_Text"><text:bookmark text:name="line32"/>&lt;link rel='stylesheet' id='hello-elementor-css' <text:s/>href='<text:a xlink:type="simple" xlink:href="view-source:https://templatekit.tokomoo.com/tourkit/wp-content/themes/hello-elementor/style.min.css?ver=2.4.1" text:style-name="Internet_20_link" text:visited-style-name="Visited_20_Internet_20_Link">https://templatekit.tokomoo.com/tourkit/wp-content/themes/hello-elementor/style.min.css?ver=2.4.1</text:a>' type='text/css' media='all' /&gt;</text:p>
      <text:p text:style-name="Preformatted_20_Text"><text:bookmark text:name="line33"/>&lt;link rel='stylesheet' id='hello-elementor-theme-style-css' <text:s/>href='<text:a xlink:type="simple" xlink:href="view-source:https://templatekit.tokomoo.com/tourkit/wp-content/themes/hello-elementor/theme.min.css?ver=2.4.1" text:style-name="Internet_20_link" text:visited-style-name="Visited_20_Internet_20_Link">https://templatekit.tokomoo.com/tourkit/wp-content/themes/hello-elementor/theme.min.css?ver=2.4.1</text:a>' type='text/css' media='all' /&gt;</text:p>
      <text:p text:style-name="Preformatted_20_Text"><text:bookmark text:name="line34"/>&lt;link rel='stylesheet' id='elementor-icons-css' <text:s/>href='<text:a xlink:type="simple" xlink:href="view-source:https://templatekit.tokomoo.com/tourkit/wp-content/plugins/elementor/assets/lib/eicons/css/elementor-icons.min.css?ver=5.13.0" text:style-name="Internet_20_link" text:visited-style-name="Visited_20_Internet_20_Link">https://templatekit.tokomoo.com/tourkit/wp-content/plugins/elementor/assets/lib/eicons/css/elementor-icons.min.css?ver=5.13.0</text:a>' type='text/css' media='all' /&gt;</text:p>
      <text:p text:style-name="Preformatted_20_Text"><text:bookmark text:name="line35"/>&lt;link rel='stylesheet' id='elementor-frontend-legacy-css' <text:s/>href='<text:a xlink:type="simple" xlink:href="view-source:https://templatekit.tokomoo.com/tourkit/wp-content/plugins/elementor/assets/css/frontend-legacy.min.css?ver=3.5.3" text:style-name="Internet_20_link" text:visited-style-name="Visited_20_Internet_20_Link">https://templatekit.tokomoo.com/tourkit/wp-content/plugins/elementor/assets/css/frontend-legacy.min.css?ver=3.5.3</text:a>' type='text/css' media='all' /&gt;</text:p>
      <text:p text:style-name="Preformatted_20_Text"><text:bookmark text:name="line36"/>&lt;link rel='stylesheet' id='elementor-frontend-css' <text:s/>href='<text:a xlink:type="simple" xlink:href="view-source:https://templatekit.tokomoo.com/tourkit/wp-content/plugins/elementor/assets/css/frontend.min.css?ver=3.5.3" text:style-name="Internet_20_link" text:visited-style-name="Visited_20_Internet_20_Link">https://templatekit.tokomoo.com/tourkit/wp-content/plugins/elementor/assets/css/frontend.min.css?ver=3.5.3</text:a>' type='text/css' media='all' /&gt;</text:p>
      <text:p text:style-name="Preformatted_20_Text"><text:bookmark text:name="line37"/>&lt;link rel='stylesheet' id='elementor-post-693-css' <text:s/>href='<text:a xlink:type="simple" xlink:href="view-source:https://templatekit.tokomoo.com/tourkit/wp-content/uploads/sites/2/elementor/css/post-693.css?ver=1626881154" text:style-name="Internet_20_link" text:visited-style-name="Visited_20_Internet_20_Link">https://templatekit.tokomoo.com/tourkit/wp-content/uploads/sites/2/elementor/css/post-693.css?ver=1626881154</text:a>' type='text/css' media='all' /&gt;</text:p>
      <text:p text:style-name="Preformatted_20_Text"><text:bookmark text:name="line38"/>&lt;link rel='stylesheet' id='elementor-pro-css' <text:s/>href='<text:a xlink:type="simple" xlink:href="view-source:https://templatekit.tokomoo.com/tourkit/wp-content/plugins/elementor-pro/assets/css/frontend.min.css?ver=3.3.2" text:style-name="Internet_20_link" text:visited-style-name="Visited_20_Internet_20_Link">https://templatekit.tokomoo.com/tourkit/wp-content/plugins/elementor-pro/assets/css/frontend.min.css?ver=3.3.2</text:a>' type='text/css' media='all' /&gt;</text:p>
      <text:p text:style-name="Preformatted_20_Text"><text:bookmark text:name="line39"/>&lt;link rel='stylesheet' id='elementor-global-css' <text:s/>href='<text:a xlink:type="simple" xlink:href="view-source:https://templatekit.tokomoo.com/tourkit/wp-content/uploads/sites/2/elementor/css/global.css?ver=1626881154" text:style-name="Internet_20_link" text:visited-style-name="Visited_20_Internet_20_Link">https://templatekit.tokomoo.com/tourkit/wp-content/uploads/sites/2/elementor/css/global.css?ver=1626881154</text:a>' type='text/css' media='all' /&gt;</text:p>
      <text:p text:style-name="Preformatted_20_Text"><text:bookmark text:name="line40"/>&lt;link rel='stylesheet' id='elementor-post-1850-css' <text:s/>href='<text:a xlink:type="simple" xlink:href="view-source:https://templatekit.tokomoo.com/tourkit/wp-content/uploads/sites/2/elementor/css/post-1850.css?ver=1627464629" text:style-name="Internet_20_link" text:visited-style-name="Visited_20_Internet_20_Link">https://templatekit.tokomoo.com/tourkit/wp-content/uploads/sites/2/elementor/css/post-1850.css?ver=1627464629</text:a>' type='text/css' media='all' /&gt;</text:p>
      <text:p text:style-name="Preformatted_20_Text"><text:bookmark text:name="line41"/>&lt;link rel='stylesheet' id='elementor-post-1331-css' <text:s/>href='<text:a xlink:type="simple" xlink:href="view-source:https://templatekit.tokomoo.com/tourkit/wp-content/uploads/sites/2/elementor/css/post-1331.css?ver=1626881155" text:style-name="Internet_20_link" text:visited-style-name="Visited_20_Internet_20_Link">https://templatekit.tokomoo.com/tourkit/wp-content/uploads/sites/2/elementor/css/post-1331.css?ver=1626881155</text:a>' type='text/css' media='all' /&gt;</text:p>
      <text:p text:style-name="Preformatted_20_Text"><text:bookmark text:name="line42"/>&lt;link rel='stylesheet' id='elementor-post-1336-css' <text:s/>href='<text:a xlink:type="simple" xlink:href="view-source:https://templatekit.tokomoo.com/tourkit/wp-content/uploads/sites/2/elementor/css/post-1336.css?ver=1626881155" text:style-name="Internet_20_link" text:visited-style-name="Visited_20_Internet_20_Link">https://templatekit.tokomoo.com/tourkit/wp-content/uploads/sites/2/elementor/css/post-1336.css?ver=1626881155</text:a>' type='text/css' media='all' /&gt;</text:p>
      <text:p text:style-name="Preformatted_20_Text"><text:bookmark text:name="line43"/>&lt;link rel='stylesheet' id='google-fonts-1-css' <text:s/>href='<text:a xlink:type="simple" xlink:href="view-source:https://fonts.googleapis.com/css?family=Roboto%3A100%2C100italic%2C200%2C200italic%2C300%2C300italic%2C400%2C400italic%2C500%2C500italic%2C600%2C600italic%2C700%2C700italic%2C800%2C800italic%2C900%2C900italic%7CRoboto+Slab%3A100%2C100italic%2C200%2C200italic%2C300%2C300italic%2C400%2C400italic%2C500%2C500italic%2C600%2C600italic%2C700%2C700italic%2C800%2C800italic%2C900%2C900italic%7CPoppins%3A100%2C100italic%2C200%2C200italic%2C300%2C300italic%2C400%2C400italic%2C500%2C500italic%2C600%2C600italic%2C700%2C700italic%2C800%2C800italic%2C900%2C900italic%7CPlayfair+Display%3A100%2C100italic%2C200%2C200italic%2C300%2C300italic%2C400%2C400italic%2C500%2C500italic%2C600%2C600italic%2C700%2C700italic%2C800%2C800italic%2C900%2C900italic&amp;display=auto&amp;ver=5.8.3" text:style-name="Internet_20_link" text:visited-style-name="Visited_20_Internet_20_Link">https://fonts.googleapis.com/css?family=Roboto%3A100%2C100italic%2C200%2C200italic%2C300%2C300italic%2C400%2C400italic%2C500%2C500italic%2C600%2C600italic%2C700%2C700italic%2C800%2C800italic%2C900%2C900italic%7CRoboto+Slab%3A100%2C100italic%2C200%2C200italic%2C300%2C300italic%2C400%2C400italic%2C500%2C500italic%2C600%2C600italic%2C700%2C700italic%2C800%2C800italic%2C900%2C900italic%7CPoppins%3A100%2C100italic%2C200%2C200italic%2C300%2C300italic%2C400%2C400italic%2C500%2C500italic%2C600%2C600italic%2C700%2C700italic%2C800%2C800italic%2C900%2C900italic%7CPlayfair+Display%3A100%2C100italic%2C200%2C200italic%2C300%2C300italic%2C400%2C400italic%2C500%2C500italic%2C600%2C600italic%2C700%2C700italic%2C800%2C800italic%2C900%2C900italic&amp;#038;display=auto&amp;#038;ver=5.8.3</text:a>' type='text/css' media='all' /&gt;</text:p>
      <text:p text:style-name="Preformatted_20_Text"><text:bookmark text:name="line44"/>&lt;link rel='stylesheet' id='elementor-icons-shared-0-css' <text:s/>href='<text:a xlink:type="simple" xlink:href="view-source:https://templatekit.tokomoo.com/tourkit/wp-content/plugins/elementor/assets/lib/font-awesome/css/fontawesome.min.css?ver=5.15.3" text:style-name="Internet_20_link" text:visited-style-name="Visited_20_Internet_20_Link">https://templatekit.tokomoo.com/tourkit/wp-content/plugins/elementor/assets/lib/font-awesome/css/fontawesome.min.css?ver=5.15.3</text:a>' type='text/css' media='all' /&gt;</text:p>
      <text:p text:style-name="Preformatted_20_Text"><text:bookmark text:name="line45"/>&lt;link rel='stylesheet' id='elementor-icons-fa-brands-css' <text:s/>href='<text:a xlink:type="simple" xlink:href="view-source:https://templatekit.tokomoo.com/tourkit/wp-content/plugins/elementor/assets/lib/font-awesome/css/brands.min.css?ver=5.15.3" text:style-name="Internet_20_link" text:visited-style-name="Visited_20_Internet_20_Link">https://templatekit.tokomoo.com/tourkit/wp-content/plugins/elementor/assets/lib/font-awesome/css/brands.min.css?ver=5.15.3</text:a>' type='text/css' media='all' /&gt;</text:p>
      <text:p text:style-name="Preformatted_20_Text"><text:bookmark text:name="line46"/><text:soft-page-break/>&lt;link rel='stylesheet' id='elementor-icons-fa-solid-css' <text:s/>href='<text:a xlink:type="simple" xlink:href="view-source:https://templatekit.tokomoo.com/tourkit/wp-content/plugins/elementor/assets/lib/font-awesome/css/solid.min.css?ver=5.15.3" text:style-name="Internet_20_link" text:visited-style-name="Visited_20_Internet_20_Link">https://templatekit.tokomoo.com/tourkit/wp-content/plugins/elementor/assets/lib/font-awesome/css/solid.min.css?ver=5.15.3</text:a>' type='text/css' media='all' /&gt;</text:p>
      <text:p text:style-name="Preformatted_20_Text"><text:bookmark text:name="line47"/>&lt;script type='text/javascript' src='<text:a xlink:type="simple" xlink:href="view-source:https://templatekit.tokomoo.com/tourkit/wp-includes/js/jquery/jquery.min.js?ver=3.6.0" text:style-name="Internet_20_link" text:visited-style-name="Visited_20_Internet_20_Link">https://templatekit.tokomoo.com/tourkit/wp-includes/js/jquery/jquery.min.js?ver=3.6.0</text:a>' id='jquery-core-js'&gt;&lt;/script&gt;</text:p>
      <text:p text:style-name="Preformatted_20_Text"><text:bookmark text:name="line48"/>&lt;script type='text/javascript' src='<text:a xlink:type="simple" xlink:href="view-source:https://templatekit.tokomoo.com/tourkit/wp-includes/js/jquery/jquery-migrate.min.js?ver=3.3.2" text:style-name="Internet_20_link" text:visited-style-name="Visited_20_Internet_20_Link">https://templatekit.tokomoo.com/tourkit/wp-includes/js/jquery/jquery-migrate.min.js?ver=3.3.2</text:a>' id='jquery-migrate-js'&gt;&lt;/script&gt;</text:p>
      <text:p text:style-name="Preformatted_20_Text"><text:bookmark text:name="line49"/>&lt;script type='text/javascript' src='<text:a xlink:type="simple" xlink:href="view-source:https://templatekit.tokomoo.com/tourkit/wp-content/plugins/template-kit-export/public/assets/js/template-kit-export-public.min.js?ver=1.0.21" text:style-name="Internet_20_link" text:visited-style-name="Visited_20_Internet_20_Link">https://templatekit.tokomoo.com/tourkit/wp-content/plugins/template-kit-export/public/assets/js/template-kit-export-public.min.js?ver=1.0.21</text:a>' id='template-kit-export-js'&gt;&lt;/script&gt;</text:p>
      <text:p text:style-name="Preformatted_20_Text"><text:bookmark text:name="line50"/>&lt;link rel="https://api.w.org/" href="<text:a xlink:type="simple" xlink:href="view-source:https://templatekit.tokomoo.com/tourkit/wp-json/" text:style-name="Internet_20_link" text:visited-style-name="Visited_20_Internet_20_Link">https://templatekit.tokomoo.com/tourkit/wp-json/</text:a>" /&gt;&lt;link rel="alternate" type="application/json" href="<text:a xlink:type="simple" xlink:href="view-source:https://templatekit.tokomoo.com/tourkit/wp-json/wp/v2/pages/1850" text:style-name="Internet_20_link" text:visited-style-name="Visited_20_Internet_20_Link">https://templatekit.tokomoo.com/tourkit/wp-json/wp/v2/pages/1850</text:a>" /&gt;&lt;link rel="EditURI" type="application/rsd+xml" title="RSD" href="<text:a xlink:type="simple" xlink:href="view-source:https://templatekit.tokomoo.com/tourkit/xmlrpc.php?rsd" text:style-name="Internet_20_link" text:visited-style-name="Visited_20_Internet_20_Link">https://templatekit.tokomoo.com/tourkit/xmlrpc.php?rsd</text:a>" /&gt;</text:p>
      <text:p text:style-name="Preformatted_20_Text"><text:bookmark text:name="line51"/>&lt;link rel="wlwmanifest" type="application/wlwmanifest+xml" href="<text:a xlink:type="simple" xlink:href="view-source:https://templatekit.tokomoo.com/tourkit/wp-includes/wlwmanifest.xml" text:style-name="Internet_20_link" text:visited-style-name="Visited_20_Internet_20_Link">https://templatekit.tokomoo.com/tourkit/wp-includes/wlwmanifest.xml</text:a>" /&gt; </text:p>
      <text:p text:style-name="Preformatted_20_Text"><text:bookmark text:name="line52"/>&lt;link rel="canonical" href="<text:a xlink:type="simple" xlink:href="view-source:https://templatekit.tokomoo.com/tourkit/about/" text:style-name="Internet_20_link" text:visited-style-name="Visited_20_Internet_20_Link">https://templatekit.tokomoo.com/tourkit/about/</text:a>" /&gt;</text:p>
      <text:p text:style-name="Preformatted_20_Text"><text:bookmark text:name="line53"/>&lt;link rel='shortlink' href='<text:a xlink:type="simple" xlink:href="view-source:https://templatekit.tokomoo.com/tourkit/?p=1850" text:style-name="Internet_20_link" text:visited-style-name="Visited_20_Internet_20_Link">https://templatekit.tokomoo.com/tourkit/?p=1850</text:a>' /&gt;</text:p>
      <text:p text:style-name="Preformatted_20_Text"><text:bookmark text:name="line54"/>&lt;link rel="alternate" type="application/json+oembed" href="<text:a xlink:type="simple" xlink:href="view-source:https://templatekit.tokomoo.com/tourkit/wp-json/oembed/1.0/embed?url=https%3A%2F%2Ftemplatekit.tokomoo.com%2Ftourkit%2Fabout%2F" text:style-name="Internet_20_link" text:visited-style-name="Visited_20_Internet_20_Link">https://templatekit.tokomoo.com/tourkit/wp-json/oembed/1.0/embed?url=https%3A%2F%2Ftemplatekit.tokomoo.com%2Ftourkit%2Fabout%2F</text:a>" /&gt;</text:p>
      <text:p text:style-name="Preformatted_20_Text"><text:bookmark text:name="line55"/>&lt;link rel="alternate" type="text/xml+oembed" href="<text:a xlink:type="simple" xlink:href="view-source:https://templatekit.tokomoo.com/tourkit/wp-json/oembed/1.0/embed?url=https%3A%2F%2Ftemplatekit.tokomoo.com%2Ftourkit%2Fabout%2F&amp;format=xml" text:style-name="Internet_20_link" text:visited-style-name="Visited_20_Internet_20_Link">https://templatekit.tokomoo.com/tourkit/wp-json/oembed/1.0/embed?url=https%3A%2F%2Ftemplatekit.tokomoo.com%2Ftourkit%2Fabout%2F&amp;#038;format=xml</text:a>" /&gt;</text:p>
      <text:p text:style-name="Preformatted_20_Text"><text:bookmark text:name="line56"/>&lt;/head&gt;</text:p>
      <text:p text:style-name="Preformatted_20_Text"><text:bookmark text:name="line57"/>&lt;body data-rsssl=1 class="page-template page-template-elementor_header_footer page page-id-1850 elementor-default elementor-template-full-width elementor-kit-693 elementor-page elementor-page-1850"&gt;</text:p>
      <text:p text:style-name="Preformatted_20_Text"><text:bookmark text:name="line58"/></text:p>
      <text:p text:style-name="Preformatted_20_Text"><text:bookmark text:name="line59"/><text:s text:c="16"/>&lt;div data-elementor-type="header" data-elementor-id="1331" class="elementor elementor-1331 elementor-location-header" data-elementor-settings="[]"&gt;</text:p>
      <text:p text:style-name="Preformatted_20_Text"><text:bookmark text:name="line60"/><text:s text:c="16"/>&lt;div class="elementor-section-wrap"&gt;</text:p>
      <text:p text:style-name="Preformatted_20_Text"><text:bookmark text:name="line61"/><text:s text:c="40"/>&lt;section class="elementor-section elementor-top-section elementor-element elementor-element-fadb6fb elementor-section-boxed elementor-section-height-default elementor-section-height-default" data-id="fadb6fb" data-element_type="section"&gt;</text:p>
      <text:p text:style-name="Preformatted_20_Text"><text:bookmark text:name="line62"/><text:s text:c="48"/>&lt;div class="elementor-container elementor-column-gap-default"&gt;</text:p>
      <text:p text:style-name="Preformatted_20_Text"><text:bookmark text:name="line63"/><text:s text:c="56"/>&lt;div class="elementor-row"&gt;</text:p>
      <text:p text:style-name="Preformatted_20_Text"><text:bookmark text:name="line64"/><text:s text:c="40"/>&lt;div class="elementor-column elementor-col-100 elementor-top-column elementor-element elementor-element-08bd6bc" data-id="08bd6bc" data-element_type="column"&gt;</text:p>
      <text:p text:style-name="Preformatted_20_Text"><text:bookmark text:name="line65"/><text:s text:c="24"/>&lt;div class="elementor-column-wrap elementor-element-populated"&gt;</text:p>
      <text:p text:style-name="Preformatted_20_Text"><text:bookmark text:name="line66"/><text:s text:c="56"/>&lt;div class="elementor-widget-wrap"&gt;</text:p>
      <text:p text:style-name="Preformatted_20_Text"><text:bookmark text:name="line67"/><text:s text:c="48"/>&lt;section class="elementor-section elementor-inner-section elementor-element elementor-element-f92b5a1 elementor-section-boxed elementor-section-height-default elementor-section-height-default" data-id="f92b5a1" data-element_type="section"&gt;</text:p>
      <text:p text:style-name="Preformatted_20_Text"><text:bookmark text:name="line68"/><text:s text:c="48"/>&lt;div class="elementor-container elementor-column-gap-default"&gt;</text:p>
      <text:p text:style-name="Preformatted_20_Text"><text:bookmark text:name="line69"/><text:s text:c="56"/>&lt;div class="elementor-row"&gt;</text:p>
      <text:p text:style-name="Preformatted_20_Text"><text:bookmark text:name="line70"/><text:s text:c="40"/>&lt;div class="elementor-column elementor-col-50 elementor-inner-column elementor-element elementor-element-74b1910" data-id="74b1910" data-element_type="column"&gt;</text:p>
      <text:p text:style-name="Preformatted_20_Text"><text:bookmark text:name="line71"/><text:s text:c="24"/>&lt;div class="elementor-column-wrap elementor-element-populated"&gt;</text:p>
      <text:p text:style-name="Preformatted_20_Text"><text:bookmark text:name="line72"/><text:soft-page-break/><text:s text:c="56"/>&lt;div class="elementor-widget-wrap"&gt;</text:p>
      <text:p text:style-name="Preformatted_20_Text"><text:bookmark text:name="line73"/><text:s text:c="48"/>&lt;div class="elementor-element elementor-element-7b3007b elementor-widget elementor-widget-heading" data-id="7b3007b" data-element_type="widget" data-widget_type="heading.default"&gt;</text:p>
      <text:p text:style-name="Preformatted_20_Text"><text:bookmark text:name="line74"/><text:s text:c="32"/>&lt;div class="elementor-widget-container"&gt;</text:p>
      <text:p text:style-name="Preformatted_20_Text"><text:bookmark text:name="line75"/><text:s text:c="24"/>&lt;h2 class="elementor-heading-title elementor-size-default"&gt;Travel.&lt;/h2&gt; <text:s text:c="8"/>&lt;/div&gt;</text:p>
      <text:p text:style-name="Preformatted_20_Text"><text:bookmark text:name="line76"/><text:s text:c="32"/>&lt;/div&gt;</text:p>
      <text:p text:style-name="Preformatted_20_Text"><text:bookmark text:name="line77"/><text:s text:c="48"/>&lt;/div&gt;</text:p>
      <text:p text:style-name="Preformatted_20_Text"><text:bookmark text:name="line78"/><text:s text:c="40"/>&lt;/div&gt;</text:p>
      <text:p text:style-name="Preformatted_20_Text"><text:bookmark text:name="line79"/><text:s text:c="16"/>&lt;/div&gt;</text:p>
      <text:p text:style-name="Preformatted_20_Text"><text:bookmark text:name="line80"/><text:s text:c="32"/>&lt;div class="elementor-column elementor-col-50 elementor-inner-column elementor-element elementor-element-b209b52" data-id="b209b52" data-element_type="column"&gt;</text:p>
      <text:p text:style-name="Preformatted_20_Text"><text:bookmark text:name="line81"/><text:s text:c="24"/>&lt;div class="elementor-column-wrap elementor-element-populated"&gt;</text:p>
      <text:p text:style-name="Preformatted_20_Text"><text:bookmark text:name="line82"/><text:s text:c="56"/>&lt;div class="elementor-widget-wrap"&gt;</text:p>
      <text:p text:style-name="Preformatted_20_Text"><text:bookmark text:name="line83"/><text:s text:c="48"/>&lt;div class="elementor-element elementor-element-9bc7423 elementor-nav-menu__align-right elementor-nav-menu--dropdown-tablet elementor-nav-menu__text-align-aside elementor-nav-menu--toggle elementor-nav-menu--burger elementor-widget elementor-widget-nav-menu" data-id="9bc7423" data-element_type="widget" data-settings="{&amp;quot;submenu_icon&amp;quot;:{&amp;quot;value&amp;quot;:&amp;quot;fas fa-angle-down&amp;quot;,&amp;quot;library&amp;quot;:&amp;quot;fa-solid&amp;quot;},&amp;quot;layout&amp;quot;:&amp;quot;horizontal&amp;quot;,&amp;quot;toggle&amp;quot;:&amp;quot;burger&amp;quot;}" data-widget_type="nav-menu.default"&gt;</text:p>
      <text:p text:style-name="Preformatted_20_Text"><text:bookmark text:name="line84"/><text:s text:c="32"/>&lt;div class="elementor-widget-container"&gt;</text:p>
      <text:p text:style-name="Preformatted_20_Text"><text:bookmark text:name="line85"/><text:s text:c="48"/>&lt;nav migration_allowed="1" migrated="0" role="navigation" class="elementor-nav-menu--main elementor-nav-menu__container elementor-nav-menu--layout-horizontal e--pointer-overline e--animation-slide"&gt;&lt;ul id="menu-1-9bc7423" class="elementor-nav-menu"&gt;&lt;li class="menu-item menu-item-type-post_type menu-item-object-page menu-item-1576"&gt;&lt;a href="<text:a xlink:type="simple" xlink:href="view-source:https://templatekit.tokomoo.com/tourkit/homepage-2/" text:style-name="Internet_20_link" text:visited-style-name="Visited_20_Internet_20_Link">https://templatekit.tokomoo.com/tourkit/homepage-2/</text:a>" class="elementor-item"&gt;Homepage&lt;/a&gt;&lt;/li&gt;</text:p>
      <text:p text:style-name="Preformatted_20_Text"><text:bookmark text:name="line86"/>&lt;li class="menu-item menu-item-type-post_type menu-item-object-page menu-item-has-children menu-item-1329"&gt;&lt;a href="<text:a xlink:type="simple" xlink:href="view-source:https://templatekit.tokomoo.com/tourkit/tours/" text:style-name="Internet_20_link" text:visited-style-name="Visited_20_Internet_20_Link">https://templatekit.tokomoo.com/tourkit/tours/</text:a>" class="elementor-item"&gt;Tours&lt;/a&gt;</text:p>
      <text:p text:style-name="Preformatted_20_Text"><text:bookmark text:name="line87"/>&lt;ul class="sub-menu elementor-nav-menu--dropdown"&gt;</text:p>
      <text:p text:style-name="Preformatted_20_Text"><text:bookmark text:name="line88"/><text:s text:c="8"/>&lt;li class="menu-item menu-item-type-post_type menu-item-object-page menu-item-1328"&gt;&lt;a href="<text:a xlink:type="simple" xlink:href="view-source:https://templatekit.tokomoo.com/tourkit/tour-list/" text:style-name="Internet_20_link" text:visited-style-name="Visited_20_Internet_20_Link">https://templatekit.tokomoo.com/tourkit/tour-list/</text:a>" class="elementor-sub-item"&gt;Tour List&lt;/a&gt;&lt;/li&gt;</text:p>
      <text:p text:style-name="Preformatted_20_Text"><text:bookmark text:name="line89"/><text:s text:c="8"/>&lt;li class="menu-item menu-item-type-post_type menu-item-object-page menu-item-1324"&gt;&lt;a href="<text:a xlink:type="simple" xlink:href="view-source:https://templatekit.tokomoo.com/tourkit/prices/" text:style-name="Internet_20_link" text:visited-style-name="Visited_20_Internet_20_Link">https://templatekit.tokomoo.com/tourkit/prices/</text:a>" class="elementor-sub-item"&gt;Prices&lt;/a&gt;&lt;/li&gt;</text:p>
      <text:p text:style-name="Preformatted_20_Text"><text:bookmark text:name="line90"/><text:s text:c="8"/>&lt;li class="menu-item menu-item-type-post_type menu-item-object-page menu-item-1325"&gt;&lt;a href="<text:a xlink:type="simple" xlink:href="view-source:https://templatekit.tokomoo.com/tourkit/services/" text:style-name="Internet_20_link" text:visited-style-name="Visited_20_Internet_20_Link">https://templatekit.tokomoo.com/tourkit/services/</text:a>" class="elementor-sub-item"&gt;Services&lt;/a&gt;&lt;/li&gt;</text:p>
      <text:p text:style-name="Preformatted_20_Text"><text:bookmark text:name="line91"/><text:s text:c="8"/>&lt;li class="menu-item menu-item-type-post_type menu-item-object-page menu-item-1326"&gt;&lt;a href="<text:a xlink:type="simple" xlink:href="view-source:https://templatekit.tokomoo.com/tourkit/singel-tour/" text:style-name="Internet_20_link" text:visited-style-name="Visited_20_Internet_20_Link">https://templatekit.tokomoo.com/tourkit/singel-tour/</text:a>" class="elementor-sub-item"&gt;Single Tour&lt;/a&gt;&lt;/li&gt;</text:p>
      <text:p text:style-name="Preformatted_20_Text"><text:bookmark text:name="line92"/><text:s text:c="8"/>&lt;li class="menu-item menu-item-type-post_type menu-item-object-page menu-item-1320"&gt;&lt;a href="<text:a xlink:type="simple" xlink:href="view-source:https://templatekit.tokomoo.com/tourkit/about-team/" text:style-name="Internet_20_link" text:visited-style-name="Visited_20_Internet_20_Link">https://templatekit.tokomoo.com/tourkit/about-team/</text:a>" class="elementor-sub-item"&gt;About Team&lt;/a&gt;&lt;/li&gt;</text:p>
      <text:p text:style-name="Preformatted_20_Text"><text:bookmark text:name="line93"/><text:s text:c="8"/>&lt;li class="menu-item menu-item-type-post_type menu-item-object-page menu-item-1327"&gt;&lt;a href="<text:a xlink:type="simple" xlink:href="view-source:https://templatekit.tokomoo.com/tourkit/testimonial/" text:style-name="Internet_20_link" text:visited-style-name="Visited_20_Internet_20_Link">https://templatekit.tokomoo.com/tourkit/testimonial/</text:a>" class="elementor-sub-item"&gt;Testimonial&lt;/a&gt;&lt;/li&gt;</text:p>
      <text:p text:style-name="Preformatted_20_Text"><text:bookmark text:name="line94"/>&lt;/ul&gt;</text:p>
      <text:p text:style-name="Preformatted_20_Text"><text:bookmark text:name="line95"/>&lt;/li&gt;</text:p>
      <text:p text:style-name="Preformatted_20_Text"><text:bookmark text:name="line96"/>&lt;li class="menu-item menu-item-type-custom menu-item-object-custom current-menu-ancestor current-menu-parent menu-item-has-children menu-item-1318"&gt;&lt;a href="<text:a xlink:type="simple" xlink:href="view-source:https://templatekit.tokomoo.com/tourkit/about/#" text:style-name="Internet_20_link" text:visited-style-name="Visited_20_Internet_20_Link">#</text:a>" class="elementor-item elementor-item-anchor"&gt;More&lt;/a&gt;</text:p>
      <text:p text:style-name="Preformatted_20_Text"><text:bookmark text:name="line97"/><text:soft-page-break/>&lt;ul class="sub-menu elementor-nav-menu--dropdown"&gt;</text:p>
      <text:p text:style-name="Preformatted_20_Text"><text:bookmark text:name="line98"/><text:s text:c="8"/>&lt;li class="menu-item menu-item-type-post_type menu-item-object-page current-menu-item page_item page-item-1850 current_page_item menu-item-2083"&gt;&lt;a href="<text:a xlink:type="simple" xlink:href="view-source:https://templatekit.tokomoo.com/tourkit/about/" text:style-name="Internet_20_link" text:visited-style-name="Visited_20_Internet_20_Link">https://templatekit.tokomoo.com/tourkit/about/</text:a>" aria-current="page" class="elementor-sub-item elementor-item-active"&gt;About&lt;/a&gt;&lt;/li&gt;</text:p>
      <text:p text:style-name="Preformatted_20_Text"><text:bookmark text:name="line99"/><text:s text:c="8"/>&lt;li class="menu-item menu-item-type-post_type menu-item-object-page menu-item-1322"&gt;&lt;a href="<text:a xlink:type="simple" xlink:href="view-source:https://templatekit.tokomoo.com/tourkit/faq/" text:style-name="Internet_20_link" text:visited-style-name="Visited_20_Internet_20_Link">https://templatekit.tokomoo.com/tourkit/faq/</text:a>" class="elementor-sub-item"&gt;FAQ&lt;/a&gt;&lt;/li&gt;</text:p>
      <text:p text:style-name="Preformatted_20_Text"><text:bookmark text:name="line100"/><text:s text:c="8"/>&lt;li class="menu-item menu-item-type-post_type menu-item-object-page menu-item-1321"&gt;&lt;a href="<text:a xlink:type="simple" xlink:href="view-source:https://templatekit.tokomoo.com/tourkit/contact-us/" text:style-name="Internet_20_link" text:visited-style-name="Visited_20_Internet_20_Link">https://templatekit.tokomoo.com/tourkit/contact-us/</text:a>" class="elementor-sub-item"&gt;Contact Us&lt;/a&gt;&lt;/li&gt;</text:p>
      <text:p text:style-name="Preformatted_20_Text"><text:bookmark text:name="line101"/>&lt;/ul&gt;</text:p>
      <text:p text:style-name="Preformatted_20_Text"><text:bookmark text:name="line102"/>&lt;/li&gt;</text:p>
      <text:p text:style-name="Preformatted_20_Text"><text:bookmark text:name="line103"/>&lt;/ul&gt;&lt;/nav&gt;</text:p>
      <text:p text:style-name="Preformatted_20_Text"><text:bookmark text:name="line104"/><text:s text:c="40"/>&lt;div class="elementor-menu-toggle" role="button" tabindex="0" aria-label="Menu Toggle" aria-expanded="false"&gt;</text:p>
      <text:p text:style-name="Preformatted_20_Text"><text:bookmark text:name="line105"/><text:s text:c="24"/>&lt;i class="eicon-menu-bar" aria-hidden="true" role="presentation"&gt;&lt;/i&gt;</text:p>
      <text:p text:style-name="Preformatted_20_Text"><text:bookmark text:name="line106"/><text:s text:c="24"/>&lt;span class="elementor-screen-only"&gt;Menu&lt;/span&gt;</text:p>
      <text:p text:style-name="Preformatted_20_Text"><text:bookmark text:name="line107"/><text:s text:c="16"/>&lt;/div&gt;</text:p>
      <text:p text:style-name="Preformatted_20_Text"><text:bookmark text:name="line108"/><text:s text:c="24"/>&lt;nav class="elementor-nav-menu--dropdown elementor-nav-menu__container" role="navigation" aria-hidden="true"&gt;&lt;ul id="menu-2-9bc7423" class="elementor-nav-menu"&gt;&lt;li class="menu-item menu-item-type-post_type menu-item-object-page menu-item-1576"&gt;&lt;a href="<text:a xlink:type="simple" xlink:href="view-source:https://templatekit.tokomoo.com/tourkit/homepage-2/" text:style-name="Internet_20_link" text:visited-style-name="Visited_20_Internet_20_Link">https://templatekit.tokomoo.com/tourkit/homepage-2/</text:a>" class="elementor-item" tabindex="-1"&gt;Homepage&lt;/a&gt;&lt;/li&gt;</text:p>
      <text:p text:style-name="Preformatted_20_Text"><text:bookmark text:name="line109"/>&lt;li class="menu-item menu-item-type-post_type menu-item-object-page menu-item-has-children menu-item-1329"&gt;&lt;a href="<text:a xlink:type="simple" xlink:href="view-source:https://templatekit.tokomoo.com/tourkit/tours/" text:style-name="Internet_20_link" text:visited-style-name="Visited_20_Internet_20_Link">https://templatekit.tokomoo.com/tourkit/tours/</text:a>" class="elementor-item" tabindex="-1"&gt;Tours&lt;/a&gt;</text:p>
      <text:p text:style-name="Preformatted_20_Text"><text:bookmark text:name="line110"/>&lt;ul class="sub-menu elementor-nav-menu--dropdown"&gt;</text:p>
      <text:p text:style-name="Preformatted_20_Text"><text:bookmark text:name="line111"/><text:s text:c="8"/>&lt;li class="menu-item menu-item-type-post_type menu-item-object-page menu-item-1328"&gt;&lt;a href="<text:a xlink:type="simple" xlink:href="view-source:https://templatekit.tokomoo.com/tourkit/tour-list/" text:style-name="Internet_20_link" text:visited-style-name="Visited_20_Internet_20_Link">https://templatekit.tokomoo.com/tourkit/tour-list/</text:a>" class="elementor-sub-item" tabindex="-1"&gt;Tour List&lt;/a&gt;&lt;/li&gt;</text:p>
      <text:p text:style-name="Preformatted_20_Text"><text:bookmark text:name="line112"/><text:s text:c="8"/>&lt;li class="menu-item menu-item-type-post_type menu-item-object-page menu-item-1324"&gt;&lt;a href="<text:a xlink:type="simple" xlink:href="view-source:https://templatekit.tokomoo.com/tourkit/prices/" text:style-name="Internet_20_link" text:visited-style-name="Visited_20_Internet_20_Link">https://templatekit.tokomoo.com/tourkit/prices/</text:a>" class="elementor-sub-item" tabindex="-1"&gt;Prices&lt;/a&gt;&lt;/li&gt;</text:p>
      <text:p text:style-name="Preformatted_20_Text"><text:bookmark text:name="line113"/><text:s text:c="8"/>&lt;li class="menu-item menu-item-type-post_type menu-item-object-page menu-item-1325"&gt;&lt;a href="<text:a xlink:type="simple" xlink:href="view-source:https://templatekit.tokomoo.com/tourkit/services/" text:style-name="Internet_20_link" text:visited-style-name="Visited_20_Internet_20_Link">https://templatekit.tokomoo.com/tourkit/services/</text:a>" class="elementor-sub-item" tabindex="-1"&gt;Services&lt;/a&gt;&lt;/li&gt;</text:p>
      <text:p text:style-name="Preformatted_20_Text"><text:bookmark text:name="line114"/><text:s text:c="8"/>&lt;li class="menu-item menu-item-type-post_type menu-item-object-page menu-item-1326"&gt;&lt;a href="<text:a xlink:type="simple" xlink:href="view-source:https://templatekit.tokomoo.com/tourkit/singel-tour/" text:style-name="Internet_20_link" text:visited-style-name="Visited_20_Internet_20_Link">https://templatekit.tokomoo.com/tourkit/singel-tour/</text:a>" class="elementor-sub-item" tabindex="-1"&gt;Single Tour&lt;/a&gt;&lt;/li&gt;</text:p>
      <text:p text:style-name="Preformatted_20_Text"><text:bookmark text:name="line115"/><text:s text:c="8"/>&lt;li class="menu-item menu-item-type-post_type menu-item-object-page menu-item-1320"&gt;&lt;a href="<text:a xlink:type="simple" xlink:href="view-source:https://templatekit.tokomoo.com/tourkit/about-team/" text:style-name="Internet_20_link" text:visited-style-name="Visited_20_Internet_20_Link">https://templatekit.tokomoo.com/tourkit/about-team/</text:a>" class="elementor-sub-item" tabindex="-1"&gt;About Team&lt;/a&gt;&lt;/li&gt;</text:p>
      <text:p text:style-name="Preformatted_20_Text"><text:bookmark text:name="line116"/><text:s text:c="8"/>&lt;li class="menu-item menu-item-type-post_type menu-item-object-page menu-item-1327"&gt;&lt;a href="<text:a xlink:type="simple" xlink:href="view-source:https://templatekit.tokomoo.com/tourkit/testimonial/" text:style-name="Internet_20_link" text:visited-style-name="Visited_20_Internet_20_Link">https://templatekit.tokomoo.com/tourkit/testimonial/</text:a>" class="elementor-sub-item" tabindex="-1"&gt;Testimonial&lt;/a&gt;&lt;/li&gt;</text:p>
      <text:p text:style-name="Preformatted_20_Text"><text:bookmark text:name="line117"/>&lt;/ul&gt;</text:p>
      <text:p text:style-name="Preformatted_20_Text"><text:bookmark text:name="line118"/>&lt;/li&gt;</text:p>
      <text:p text:style-name="Preformatted_20_Text"><text:bookmark text:name="line119"/>&lt;li class="menu-item menu-item-type-custom menu-item-object-custom current-menu-ancestor current-menu-parent menu-item-has-children menu-item-1318"&gt;&lt;a href="<text:a xlink:type="simple" xlink:href="view-source:https://templatekit.tokomoo.com/tourkit/about/#" text:style-name="Internet_20_link" text:visited-style-name="Visited_20_Internet_20_Link">#</text:a>" class="elementor-item elementor-item-anchor" tabindex="-1"&gt;More&lt;/a&gt;</text:p>
      <text:p text:style-name="Preformatted_20_Text"><text:bookmark text:name="line120"/>&lt;ul class="sub-menu elementor-nav-menu--dropdown"&gt;</text:p>
      <text:p text:style-name="Preformatted_20_Text"><text:bookmark text:name="line121"/><text:s text:c="8"/>&lt;li class="menu-item menu-item-type-post_type menu-item-object-page current-menu-item page_item page-item-1850 current_page_item menu-item-2083"&gt;&lt;a href="<text:a xlink:type="simple" xlink:href="view-source:https://templatekit.tokomoo.com/tourkit/about/" text:style-name="Internet_20_link" text:visited-style-name="Visited_20_Internet_20_Link">https://templatekit.tokomoo.com/tourkit/about/</text:a>" aria-current="page" class="elementor-sub-item elementor-item-active" tabindex="-1"&gt;About&lt;/a&gt;&lt;/li&gt;</text:p>
      <text:p text:style-name="Preformatted_20_Text"><text:bookmark text:name="line122"/><text:s text:c="8"/>&lt;li class="menu-item menu-item-type-post_type menu-item-object-page menu-item-1322"&gt;&lt;a href="<text:a xlink:type="simple" xlink:href="view-source:https://templatekit.tokomoo.com/tourkit/faq/" text:style-name="Internet_20_link" text:visited-style-name="Visited_20_Internet_20_Link">https://templatekit.tokomoo.com/tourkit/faq/</text:a>" class="elementor-sub-item" tabindex="-1"&gt;FAQ&lt;/a&gt;&lt;/li&gt;</text:p>
      <text:p text:style-name="Preformatted_20_Text"><text:bookmark text:name="line123"/><text:soft-page-break/><text:s text:c="8"/>&lt;li class="menu-item menu-item-type-post_type menu-item-object-page menu-item-1321"&gt;&lt;a href="<text:a xlink:type="simple" xlink:href="view-source:https://templatekit.tokomoo.com/tourkit/contact-us/" text:style-name="Internet_20_link" text:visited-style-name="Visited_20_Internet_20_Link">https://templatekit.tokomoo.com/tourkit/contact-us/</text:a>" class="elementor-sub-item" tabindex="-1"&gt;Contact Us&lt;/a&gt;&lt;/li&gt;</text:p>
      <text:p text:style-name="Preformatted_20_Text"><text:bookmark text:name="line124"/>&lt;/ul&gt;</text:p>
      <text:p text:style-name="Preformatted_20_Text"><text:bookmark text:name="line125"/>&lt;/li&gt;</text:p>
      <text:p text:style-name="Preformatted_20_Text"><text:bookmark text:name="line126"/>&lt;/ul&gt;&lt;/nav&gt;</text:p>
      <text:p text:style-name="Preformatted_20_Text"><text:bookmark text:name="line127"/><text:s text:c="32"/>&lt;/div&gt;</text:p>
      <text:p text:style-name="Preformatted_20_Text"><text:bookmark text:name="line128"/><text:s text:c="32"/>&lt;/div&gt;</text:p>
      <text:p text:style-name="Preformatted_20_Text"><text:bookmark text:name="line129"/><text:s text:c="48"/>&lt;/div&gt;</text:p>
      <text:p text:style-name="Preformatted_20_Text"><text:bookmark text:name="line130"/><text:s text:c="40"/>&lt;/div&gt;</text:p>
      <text:p text:style-name="Preformatted_20_Text"><text:bookmark text:name="line131"/><text:s text:c="16"/>&lt;/div&gt;</text:p>
      <text:p text:style-name="Preformatted_20_Text"><text:bookmark text:name="line132"/><text:s text:c="64"/>&lt;/div&gt;</text:p>
      <text:p text:style-name="Preformatted_20_Text"><text:bookmark text:name="line133"/><text:s text:c="40"/>&lt;/div&gt;</text:p>
      <text:p text:style-name="Preformatted_20_Text"><text:bookmark text:name="line134"/><text:s text:c="16"/>&lt;/section&gt;</text:p>
      <text:p text:style-name="Preformatted_20_Text"><text:bookmark text:name="line135"/><text:s text:c="48"/>&lt;/div&gt;</text:p>
      <text:p text:style-name="Preformatted_20_Text"><text:bookmark text:name="line136"/><text:s text:c="40"/>&lt;/div&gt;</text:p>
      <text:p text:style-name="Preformatted_20_Text"><text:bookmark text:name="line137"/><text:s text:c="16"/>&lt;/div&gt;</text:p>
      <text:p text:style-name="Preformatted_20_Text"><text:bookmark text:name="line138"/><text:s text:c="64"/>&lt;/div&gt;</text:p>
      <text:p text:style-name="Preformatted_20_Text"><text:bookmark text:name="line139"/><text:s text:c="40"/>&lt;/div&gt;</text:p>
      <text:p text:style-name="Preformatted_20_Text"><text:bookmark text:name="line140"/><text:s text:c="16"/>&lt;/section&gt;</text:p>
      <text:p text:style-name="Preformatted_20_Text"><text:bookmark text:name="line141"/><text:s text:c="32"/>&lt;/div&gt;</text:p>
      <text:p text:style-name="Preformatted_20_Text"><text:bookmark text:name="line142"/><text:s text:c="16"/>&lt;/div&gt;</text:p>
      <text:p text:style-name="Preformatted_20_Text"><text:bookmark text:name="line143"/><text:s text:c="32"/>&lt;div data-elementor-type="wp-page" data-elementor-id="1850" class="elementor elementor-1850" data-elementor-settings="[]"&gt;</text:p>
      <text:p text:style-name="Preformatted_20_Text"><text:bookmark text:name="line144"/><text:s text:c="48"/>&lt;div class="elementor-inner"&gt;</text:p>
      <text:p text:style-name="Preformatted_20_Text"><text:bookmark text:name="line145"/><text:s text:c="56"/>&lt;div class="elementor-section-wrap"&gt;</text:p>
      <text:p text:style-name="Preformatted_20_Text"><text:bookmark text:name="line146"/><text:s text:c="56"/>&lt;section class="elementor-section elementor-top-section elementor-element elementor-element-68ffb1dd elementor-section-boxed elementor-section-height-default elementor-section-height-default" data-id="68ffb1dd" data-element_type="section"&gt;</text:p>
      <text:p text:style-name="Preformatted_20_Text"><text:bookmark text:name="line147"/><text:s text:c="48"/>&lt;div class="elementor-container elementor-column-gap-default"&gt;</text:p>
      <text:p text:style-name="Preformatted_20_Text"><text:bookmark text:name="line148"/><text:s text:c="56"/>&lt;div class="elementor-row"&gt;</text:p>
      <text:p text:style-name="Preformatted_20_Text"><text:bookmark text:name="line149"/><text:s text:c="40"/>&lt;div class="elementor-column elementor-col-50 elementor-top-column elementor-element elementor-element-14a864f9" data-id="14a864f9" data-element_type="column"&gt;</text:p>
      <text:p text:style-name="Preformatted_20_Text"><text:bookmark text:name="line150"/><text:s text:c="24"/>&lt;div class="elementor-column-wrap elementor-element-populated"&gt;</text:p>
      <text:p text:style-name="Preformatted_20_Text"><text:bookmark text:name="line151"/><text:s text:c="56"/>&lt;div class="elementor-widget-wrap"&gt;</text:p>
      <text:p text:style-name="Preformatted_20_Text"><text:bookmark text:name="line152"/><text:s text:c="48"/>&lt;div class="elementor-element elementor-element-57175684 elementor-widget elementor-widget-heading" data-id="57175684" data-element_type="widget" data-widget_type="heading.default"&gt;</text:p>
      <text:p text:style-name="Preformatted_20_Text"><text:bookmark text:name="line153"/><text:s text:c="32"/>&lt;div class="elementor-widget-container"&gt;</text:p>
      <text:p text:style-name="Preformatted_20_Text"><text:bookmark text:name="line154"/><text:s text:c="24"/>&lt;h5 class="elementor-heading-title elementor-size-default"&gt;Learn About Us&lt;/h5&gt; <text:s text:c="9"/>&lt;/div&gt;</text:p>
      <text:p text:style-name="Preformatted_20_Text"><text:bookmark text:name="line155"/><text:s text:c="32"/>&lt;/div&gt;</text:p>
      <text:p text:style-name="Preformatted_20_Text"><text:bookmark text:name="line156"/><text:s text:c="32"/>&lt;div class="elementor-element elementor-element-384243d8 elementor-widget elementor-widget-heading" data-id="384243d8" data-element_type="widget" data-widget_type="heading.default"&gt;</text:p>
      <text:p text:style-name="Preformatted_20_Text"><text:bookmark text:name="line157"/><text:s text:c="32"/>&lt;div class="elementor-widget-container"&gt;</text:p>
      <text:p text:style-name="Preformatted_20_Text"><text:bookmark text:name="line158"/><text:s text:c="24"/>&lt;h2 class="elementor-heading-title elementor-size-default"&gt;We Are Happy To Guide You&lt;/h2&gt; <text:s text:c="14"/>&lt;/div&gt;</text:p>
      <text:p text:style-name="Preformatted_20_Text"><text:bookmark text:name="line159"/><text:s text:c="32"/>&lt;/div&gt;</text:p>
      <text:p text:style-name="Preformatted_20_Text"><text:bookmark text:name="line160"/><text:s text:c="32"/>&lt;div class="elementor-element elementor-element-56a5f031 elementor-widget-divider--view-line elementor-widget elementor-widget-divider" data-id="56a5f031" data-element_type="widget" data-widget_type="divider.default"&gt;</text:p>
      <text:p text:style-name="Preformatted_20_Text"><text:bookmark text:name="line161"/><text:s text:c="32"/>&lt;div class="elementor-widget-container"&gt;</text:p>
      <text:p text:style-name="Preformatted_20_Text"><text:bookmark text:name="line162"/><text:s text:c="40"/>&lt;div class="elementor-divider"&gt;</text:p>
      <text:p text:style-name="Preformatted_20_Text"><text:bookmark text:name="line163"/><text:soft-page-break/><text:s text:c="24"/>&lt;span class="elementor-divider-separator"&gt;</text:p>
      <text:p text:style-name="Preformatted_20_Text"><text:bookmark text:name="line164"/><text:s text:c="48"/>&lt;/span&gt;</text:p>
      <text:p text:style-name="Preformatted_20_Text"><text:bookmark text:name="line165"/><text:s text:c="16"/>&lt;/div&gt;</text:p>
      <text:p text:style-name="Preformatted_20_Text"><text:bookmark text:name="line166"/><text:s text:c="32"/>&lt;/div&gt;</text:p>
      <text:p text:style-name="Preformatted_20_Text"><text:bookmark text:name="line167"/><text:s text:c="32"/>&lt;/div&gt;</text:p>
      <text:p text:style-name="Preformatted_20_Text"><text:bookmark text:name="line168"/><text:s text:c="32"/>&lt;div class="elementor-element elementor-element-7b265c8d e-grid-align-left e-grid-align-mobile-center elementor-shape-rounded elementor-grid-0 elementor-widget elementor-widget-social-icons" data-id="7b265c8d" data-element_type="widget" data-widget_type="social-icons.default"&gt;</text:p>
      <text:p text:style-name="Preformatted_20_Text"><text:bookmark text:name="line169"/><text:s text:c="32"/>&lt;div class="elementor-widget-container"&gt;</text:p>
      <text:p text:style-name="Preformatted_20_Text"><text:bookmark text:name="line170"/><text:s text:c="40"/>&lt;div class="elementor-social-icons-wrapper elementor-grid"&gt;</text:p>
      <text:p text:style-name="Preformatted_20_Text"><text:bookmark text:name="line171"/><text:s text:c="56"/>&lt;span class="elementor-grid-item"&gt;</text:p>
      <text:p text:style-name="Preformatted_20_Text"><text:bookmark text:name="line172"/><text:s text:c="40"/>&lt;a class="elementor-icon elementor-social-icon elementor-social-icon-facebook elementor-repeater-item-eb1ebcd" target="_blank"&gt;</text:p>
      <text:p text:style-name="Preformatted_20_Text"><text:bookmark text:name="line173"/><text:s text:c="48"/>&lt;span class="elementor-screen-only"&gt;Facebook&lt;/span&gt;</text:p>
      <text:p text:style-name="Preformatted_20_Text"><text:bookmark text:name="line174"/><text:s text:c="48"/>&lt;i class="fab fa-facebook"&gt;&lt;/i&gt; <text:s text:c="32"/>&lt;/a&gt;</text:p>
      <text:p text:style-name="Preformatted_20_Text"><text:bookmark text:name="line175"/><text:s text:c="32"/>&lt;/span&gt;</text:p>
      <text:p text:style-name="Preformatted_20_Text"><text:bookmark text:name="line176"/><text:s text:c="56"/>&lt;span class="elementor-grid-item"&gt;</text:p>
      <text:p text:style-name="Preformatted_20_Text"><text:bookmark text:name="line177"/><text:s text:c="40"/>&lt;a class="elementor-icon elementor-social-icon elementor-social-icon-twitter elementor-repeater-item-7a87439" target="_blank"&gt;</text:p>
      <text:p text:style-name="Preformatted_20_Text"><text:bookmark text:name="line178"/><text:s text:c="48"/>&lt;span class="elementor-screen-only"&gt;Twitter&lt;/span&gt;</text:p>
      <text:p text:style-name="Preformatted_20_Text"><text:bookmark text:name="line179"/><text:s text:c="48"/>&lt;i class="fab fa-twitter"&gt;&lt;/i&gt; <text:s text:c="33"/>&lt;/a&gt;</text:p>
      <text:p text:style-name="Preformatted_20_Text"><text:bookmark text:name="line180"/><text:s text:c="32"/>&lt;/span&gt;</text:p>
      <text:p text:style-name="Preformatted_20_Text"><text:bookmark text:name="line181"/><text:s text:c="56"/>&lt;span class="elementor-grid-item"&gt;</text:p>
      <text:p text:style-name="Preformatted_20_Text"><text:bookmark text:name="line182"/><text:s text:c="40"/>&lt;a class="elementor-icon elementor-social-icon elementor-social-icon-youtube elementor-repeater-item-26ff7f6" target="_blank"&gt;</text:p>
      <text:p text:style-name="Preformatted_20_Text"><text:bookmark text:name="line183"/><text:s text:c="48"/>&lt;span class="elementor-screen-only"&gt;Youtube&lt;/span&gt;</text:p>
      <text:p text:style-name="Preformatted_20_Text"><text:bookmark text:name="line184"/><text:s text:c="48"/>&lt;i class="fab fa-youtube"&gt;&lt;/i&gt; <text:s text:c="33"/>&lt;/a&gt;</text:p>
      <text:p text:style-name="Preformatted_20_Text"><text:bookmark text:name="line185"/><text:s text:c="32"/>&lt;/span&gt;</text:p>
      <text:p text:style-name="Preformatted_20_Text"><text:bookmark text:name="line186"/><text:s text:c="40"/>&lt;/div&gt;</text:p>
      <text:p text:style-name="Preformatted_20_Text"><text:bookmark text:name="line187"/><text:s text:c="32"/>&lt;/div&gt;</text:p>
      <text:p text:style-name="Preformatted_20_Text"><text:bookmark text:name="line188"/><text:s text:c="32"/>&lt;/div&gt;</text:p>
      <text:p text:style-name="Preformatted_20_Text"><text:bookmark text:name="line189"/><text:s text:c="48"/>&lt;/div&gt;</text:p>
      <text:p text:style-name="Preformatted_20_Text"><text:bookmark text:name="line190"/><text:s text:c="40"/>&lt;/div&gt;</text:p>
      <text:p text:style-name="Preformatted_20_Text"><text:bookmark text:name="line191"/><text:s text:c="16"/>&lt;/div&gt;</text:p>
      <text:p text:style-name="Preformatted_20_Text"><text:bookmark text:name="line192"/><text:s text:c="32"/>&lt;div class="elementor-column elementor-col-50 elementor-top-column elementor-element elementor-element-3ca2ab5b" data-id="3ca2ab5b" data-element_type="column"&gt;</text:p>
      <text:p text:style-name="Preformatted_20_Text"><text:bookmark text:name="line193"/><text:s text:c="24"/>&lt;div class="elementor-column-wrap elementor-element-populated"&gt;</text:p>
      <text:p text:style-name="Preformatted_20_Text"><text:bookmark text:name="line194"/><text:s text:c="56"/>&lt;div class="elementor-widget-wrap"&gt;</text:p>
      <text:p text:style-name="Preformatted_20_Text"><text:bookmark text:name="line195"/><text:s text:c="48"/>&lt;div class="elementor-element elementor-element-552a6526 elementor-absolute elementor-widget elementor-widget-image" data-id="552a6526" data-element_type="widget" data-settings="{&amp;quot;_position&amp;quot;:&amp;quot;absolute&amp;quot;}" data-widget_type="image.default"&gt;</text:p>
      <text:p text:style-name="Preformatted_20_Text"><text:bookmark text:name="line196"/><text:s text:c="32"/>&lt;div class="elementor-widget-container"&gt;</text:p>
      <text:p text:style-name="Preformatted_20_Text"><text:bookmark text:name="line197"/><text:s text:c="64"/>&lt;div class="elementor-image"&gt;</text:p>
      <text:p text:style-name="Preformatted_20_Text"><text:bookmark text:name="line198"/><text:soft-page-break/><text:s text:c="96"/>&lt;img width="542" height="536" src="<text:a xlink:type="simple" xlink:href="view-source:https://templatekit.tokomoo.com/tourkit/wp-content/uploads/sites/2/2020/02/illust_1-1.png" text:style-name="Internet_20_link" text:visited-style-name="Visited_20_Internet_20_Link">https://templatekit.tokomoo.com/tourkit/wp-content/uploads/sites/2/2020/02/illust_1-1.png</text:a>" class="attachment-full size-full" alt="" loading="lazy" srcset="https://templatekit.tokomoo.com/tourkit/wp-content/uploads/sites/2/2020/02/illust_1-1.png 542w, https://templatekit.tokomoo.com/tourkit/wp-content/uploads/sites/2/2020/02/illust_1-1-300x297.png 300w" sizes="(max-width: 542px) 100vw, 542px" /&gt; <text:s text:c="111"/>&lt;/div&gt;</text:p>
      <text:p text:style-name="Preformatted_20_Text"><text:bookmark text:name="line199"/><text:s text:c="48"/>&lt;/div&gt;</text:p>
      <text:p text:style-name="Preformatted_20_Text"><text:bookmark text:name="line200"/><text:s text:c="32"/>&lt;/div&gt;</text:p>
      <text:p text:style-name="Preformatted_20_Text"><text:bookmark text:name="line201"/><text:s text:c="48"/>&lt;/div&gt;</text:p>
      <text:p text:style-name="Preformatted_20_Text"><text:bookmark text:name="line202"/><text:s text:c="40"/>&lt;/div&gt;</text:p>
      <text:p text:style-name="Preformatted_20_Text"><text:bookmark text:name="line203"/><text:s text:c="16"/>&lt;/div&gt;</text:p>
      <text:p text:style-name="Preformatted_20_Text"><text:bookmark text:name="line204"/><text:s text:c="64"/>&lt;/div&gt;</text:p>
      <text:p text:style-name="Preformatted_20_Text"><text:bookmark text:name="line205"/><text:s text:c="40"/>&lt;/div&gt;</text:p>
      <text:p text:style-name="Preformatted_20_Text"><text:bookmark text:name="line206"/><text:s text:c="16"/>&lt;/section&gt;</text:p>
      <text:p text:style-name="Preformatted_20_Text"><text:bookmark text:name="line207"/><text:s text:c="32"/>&lt;section class="elementor-section elementor-top-section elementor-element elementor-element-29c2928c elementor-section-boxed elementor-section-height-default elementor-section-height-default" data-id="29c2928c" data-element_type="section"&gt;</text:p>
      <text:p text:style-name="Preformatted_20_Text"><text:bookmark text:name="line208"/><text:s text:c="48"/>&lt;div class="elementor-container elementor-column-gap-default"&gt;</text:p>
      <text:p text:style-name="Preformatted_20_Text"><text:bookmark text:name="line209"/><text:s text:c="56"/>&lt;div class="elementor-row"&gt;</text:p>
      <text:p text:style-name="Preformatted_20_Text"><text:bookmark text:name="line210"/><text:s text:c="40"/>&lt;div class="elementor-column elementor-col-50 elementor-top-column elementor-element elementor-element-7af667d1" data-id="7af667d1" data-element_type="column"&gt;</text:p>
      <text:p text:style-name="Preformatted_20_Text"><text:bookmark text:name="line211"/><text:s text:c="24"/>&lt;div class="elementor-column-wrap elementor-element-populated"&gt;</text:p>
      <text:p text:style-name="Preformatted_20_Text"><text:bookmark text:name="line212"/><text:s text:c="56"/>&lt;div class="elementor-widget-wrap"&gt;</text:p>
      <text:p text:style-name="Preformatted_20_Text"><text:bookmark text:name="line213"/><text:s text:c="48"/>&lt;div class="elementor-element elementor-element-5c7f009d elementor-widget elementor-widget-heading" data-id="5c7f009d" data-element_type="widget" data-widget_type="heading.default"&gt;</text:p>
      <text:p text:style-name="Preformatted_20_Text"><text:bookmark text:name="line214"/><text:s text:c="32"/>&lt;div class="elementor-widget-container"&gt;</text:p>
      <text:p text:style-name="Preformatted_20_Text"><text:bookmark text:name="line215"/><text:s text:c="24"/>&lt;h2 class="elementor-heading-title elementor-size-default"&gt;We love to explore new</text:p>
      <text:p text:style-name="Preformatted_20_Text"><text:bookmark text:name="line216"/>Worldwide Destinations&lt;/h2&gt; <text:s text:c="12"/>&lt;/div&gt;</text:p>
      <text:p text:style-name="Preformatted_20_Text"><text:bookmark text:name="line217"/><text:s text:c="32"/>&lt;/div&gt;</text:p>
      <text:p text:style-name="Preformatted_20_Text"><text:bookmark text:name="line218"/><text:s text:c="32"/>&lt;div class="elementor-element elementor-element-6ecd0e5a elementor-absolute elementor-widget elementor-widget-image" data-id="6ecd0e5a" data-element_type="widget" data-settings="{&amp;quot;_position&amp;quot;:&amp;quot;absolute&amp;quot;}" data-widget_type="image.default"&gt;</text:p>
      <text:p text:style-name="Preformatted_20_Text"><text:bookmark text:name="line219"/><text:s text:c="32"/>&lt;div class="elementor-widget-container"&gt;</text:p>
      <text:p text:style-name="Preformatted_20_Text"><text:bookmark text:name="line220"/><text:s text:c="64"/>&lt;div class="elementor-image"&gt;</text:p>
      <text:p text:style-name="Preformatted_20_Text"><text:bookmark text:name="line221"/><text:s text:c="96"/>&lt;img width="221" height="222" src="<text:a xlink:type="simple" xlink:href="view-source:https://templatekit.tokomoo.com/tourkit/wp-content/uploads/sites/2/2020/02/Group-5.png" text:style-name="Internet_20_link" text:visited-style-name="Visited_20_Internet_20_Link">https://templatekit.tokomoo.com/tourkit/wp-content/uploads/sites/2/2020/02/Group-5.png</text:a>" class="attachment-large size-large" alt="" loading="lazy" srcset="https://templatekit.tokomoo.com/tourkit/wp-content/uploads/sites/2/2020/02/Group-5.png 221w, https://templatekit.tokomoo.com/tourkit/wp-content/uploads/sites/2/2020/02/Group-5-150x150.png 150w" sizes="(max-width: 221px) 100vw, 221px" /&gt; <text:s text:c="110"/>&lt;/div&gt;</text:p>
      <text:p text:style-name="Preformatted_20_Text"><text:bookmark text:name="line222"/><text:s text:c="48"/>&lt;/div&gt;</text:p>
      <text:p text:style-name="Preformatted_20_Text"><text:bookmark text:name="line223"/><text:s text:c="32"/>&lt;/div&gt;</text:p>
      <text:p text:style-name="Preformatted_20_Text"><text:bookmark text:name="line224"/><text:s text:c="32"/>&lt;div class="elementor-element elementor-element-615d7ff0 elementor-absolute elementor-widget elementor-widget-image" data-id="615d7ff0" data-element_type="widget" data-settings="{&amp;quot;_position&amp;quot;:&amp;quot;absolute&amp;quot;}" data-widget_type="image.default"&gt;</text:p>
      <text:p text:style-name="Preformatted_20_Text"><text:bookmark text:name="line225"/><text:s text:c="32"/>&lt;div class="elementor-widget-container"&gt;</text:p>
      <text:p text:style-name="Preformatted_20_Text"><text:bookmark text:name="line226"/><text:soft-page-break/><text:s text:c="64"/>&lt;div class="elementor-image"&gt;</text:p>
      <text:p text:style-name="Preformatted_20_Text"><text:bookmark text:name="line227"/><text:s text:c="96"/>&lt;img width="60" height="4" src="<text:a xlink:type="simple" xlink:href="view-source:https://templatekit.tokomoo.com/tourkit/wp-content/uploads/sites/2/2020/02/garis.png" text:style-name="Internet_20_link" text:visited-style-name="Visited_20_Internet_20_Link">https://templatekit.tokomoo.com/tourkit/wp-content/uploads/sites/2/2020/02/garis.png</text:a>" class="attachment-large size-large" alt="" loading="lazy" /&gt; <text:s text:c="109"/>&lt;/div&gt;</text:p>
      <text:p text:style-name="Preformatted_20_Text"><text:bookmark text:name="line228"/><text:s text:c="48"/>&lt;/div&gt;</text:p>
      <text:p text:style-name="Preformatted_20_Text"><text:bookmark text:name="line229"/><text:s text:c="32"/>&lt;/div&gt;</text:p>
      <text:p text:style-name="Preformatted_20_Text"><text:bookmark text:name="line230"/><text:s text:c="48"/>&lt;/div&gt;</text:p>
      <text:p text:style-name="Preformatted_20_Text"><text:bookmark text:name="line231"/><text:s text:c="40"/>&lt;/div&gt;</text:p>
      <text:p text:style-name="Preformatted_20_Text"><text:bookmark text:name="line232"/><text:s text:c="16"/>&lt;/div&gt;</text:p>
      <text:p text:style-name="Preformatted_20_Text"><text:bookmark text:name="line233"/><text:s text:c="32"/>&lt;div class="elementor-column elementor-col-50 elementor-top-column elementor-element elementor-element-5a63b65c" data-id="5a63b65c" data-element_type="column"&gt;</text:p>
      <text:p text:style-name="Preformatted_20_Text"><text:bookmark text:name="line234"/><text:s text:c="24"/>&lt;div class="elementor-column-wrap elementor-element-populated"&gt;</text:p>
      <text:p text:style-name="Preformatted_20_Text"><text:bookmark text:name="line235"/><text:s text:c="56"/>&lt;div class="elementor-widget-wrap"&gt;</text:p>
      <text:p text:style-name="Preformatted_20_Text"><text:bookmark text:name="line236"/><text:s text:c="48"/>&lt;div class="elementor-element elementor-element-7fe0ef9f elementor-widget elementor-widget-text-editor" data-id="7fe0ef9f" data-element_type="widget" data-widget_type="text-editor.default"&gt;</text:p>
      <text:p text:style-name="Preformatted_20_Text"><text:bookmark text:name="line237"/><text:s text:c="32"/>&lt;div class="elementor-widget-container"&gt;</text:p>
      <text:p text:style-name="Preformatted_20_Text"><text:bookmark text:name="line238"/><text:s text:c="64"/>&lt;div class="elementor-text-editor elementor-clearfix"&gt;</text:p>
      <text:p text:style-name="Preformatted_20_Text"><text:bookmark text:name="line239"/><text:s text:c="32"/>&lt;p&gt;Lorem ipsum dolor sit amet, consectetur adipiscing elit, sed do eiusmod of the tempor incunt ut labore et dolore molor tolod forty solty ewop magna aliqua.&lt;/p&gt; <text:s text:c="37"/>&lt;/div&gt;</text:p>
      <text:p text:style-name="Preformatted_20_Text"><text:bookmark text:name="line240"/><text:s text:c="48"/>&lt;/div&gt;</text:p>
      <text:p text:style-name="Preformatted_20_Text"><text:bookmark text:name="line241"/><text:s text:c="32"/>&lt;/div&gt;</text:p>
      <text:p text:style-name="Preformatted_20_Text"><text:bookmark text:name="line242"/><text:s text:c="48"/>&lt;/div&gt;</text:p>
      <text:p text:style-name="Preformatted_20_Text"><text:bookmark text:name="line243"/><text:s text:c="40"/>&lt;/div&gt;</text:p>
      <text:p text:style-name="Preformatted_20_Text"><text:bookmark text:name="line244"/><text:s text:c="16"/>&lt;/div&gt;</text:p>
      <text:p text:style-name="Preformatted_20_Text"><text:bookmark text:name="line245"/><text:s text:c="64"/>&lt;/div&gt;</text:p>
      <text:p text:style-name="Preformatted_20_Text"><text:bookmark text:name="line246"/><text:s text:c="40"/>&lt;/div&gt;</text:p>
      <text:p text:style-name="Preformatted_20_Text"><text:bookmark text:name="line247"/><text:s text:c="16"/>&lt;/section&gt;</text:p>
      <text:p text:style-name="Preformatted_20_Text"><text:bookmark text:name="line248"/><text:s text:c="32"/>&lt;section class="elementor-section elementor-top-section elementor-element elementor-element-7e22c7de elementor-section-boxed elementor-section-height-default elementor-section-height-default" data-id="7e22c7de" data-element_type="section"&gt;</text:p>
      <text:p text:style-name="Preformatted_20_Text"><text:bookmark text:name="line249"/><text:s text:c="48"/>&lt;div class="elementor-container elementor-column-gap-default"&gt;</text:p>
      <text:p text:style-name="Preformatted_20_Text"><text:bookmark text:name="line250"/><text:s text:c="56"/>&lt;div class="elementor-row"&gt;</text:p>
      <text:p text:style-name="Preformatted_20_Text"><text:bookmark text:name="line251"/><text:s text:c="40"/>&lt;div class="elementor-column elementor-col-100 elementor-top-column elementor-element elementor-element-6a76270d" data-id="6a76270d" data-element_type="column"&gt;</text:p>
      <text:p text:style-name="Preformatted_20_Text"><text:bookmark text:name="line252"/><text:s text:c="24"/>&lt;div class="elementor-column-wrap elementor-element-populated"&gt;</text:p>
      <text:p text:style-name="Preformatted_20_Text"><text:bookmark text:name="line253"/><text:s text:c="56"/>&lt;div class="elementor-widget-wrap"&gt;</text:p>
      <text:p text:style-name="Preformatted_20_Text"><text:bookmark text:name="line254"/><text:s text:c="48"/>&lt;div class="elementor-element elementor-element-2d07322f elementor-widget elementor-widget-heading" data-id="2d07322f" data-element_type="widget" data-widget_type="heading.default"&gt;</text:p>
      <text:p text:style-name="Preformatted_20_Text"><text:bookmark text:name="line255"/><text:s text:c="32"/>&lt;div class="elementor-widget-container"&gt;</text:p>
      <text:p text:style-name="Preformatted_20_Text"><text:bookmark text:name="line256"/><text:s text:c="24"/>&lt;h5 class="elementor-heading-title elementor-size-default"&gt;Exclusive Private Tours&lt;/h5&gt; <text:s text:c="8"/>&lt;/div&gt;</text:p>
      <text:p text:style-name="Preformatted_20_Text"><text:bookmark text:name="line257"/><text:s text:c="32"/>&lt;/div&gt;</text:p>
      <text:p text:style-name="Preformatted_20_Text"><text:bookmark text:name="line258"/><text:s text:c="32"/>&lt;div class="elementor-element elementor-element-5c9d2a51 elementor-widget elementor-widget-heading" data-id="5c9d2a51" data-element_type="widget" data-widget_type="heading.default"&gt;</text:p>
      <text:p text:style-name="Preformatted_20_Text"><text:bookmark text:name="line259"/><text:s text:c="32"/>&lt;div class="elementor-widget-container"&gt;</text:p>
      <text:p text:style-name="Preformatted_20_Text"><text:bookmark text:name="line260"/><text:soft-page-break/><text:s text:c="24"/>&lt;h2 class="elementor-heading-title elementor-size-default"&gt;We Provide Special Tours And Events Across Paris&lt;/h2&gt; <text:s text:c="15"/>&lt;/div&gt;</text:p>
      <text:p text:style-name="Preformatted_20_Text"><text:bookmark text:name="line261"/><text:s text:c="32"/>&lt;/div&gt;</text:p>
      <text:p text:style-name="Preformatted_20_Text"><text:bookmark text:name="line262"/><text:s text:c="32"/>&lt;div class="elementor-element elementor-element-4dc1269c elementor-widget elementor-widget-text-editor" data-id="4dc1269c" data-element_type="widget" data-widget_type="text-editor.default"&gt;</text:p>
      <text:p text:style-name="Preformatted_20_Text"><text:bookmark text:name="line263"/><text:s text:c="32"/>&lt;div class="elementor-widget-container"&gt;</text:p>
      <text:p text:style-name="Preformatted_20_Text"><text:bookmark text:name="line264"/><text:s text:c="64"/>&lt;div class="elementor-text-editor elementor-clearfix"&gt;</text:p>
      <text:p text:style-name="Preformatted_20_Text"><text:bookmark text:name="line265"/><text:s text:c="32"/>&lt;p&gt;Lorem ipsum dolor sit amet, consec tetur adipiscing the egtlit sekido eiusmod of the tempor incid dunt ulert labore et dolore all magna aliqua mi bibendum neque egestas.&lt;/p&gt; <text:s text:c="39"/>&lt;/div&gt;</text:p>
      <text:p text:style-name="Preformatted_20_Text"><text:bookmark text:name="line266"/><text:s text:c="48"/>&lt;/div&gt;</text:p>
      <text:p text:style-name="Preformatted_20_Text"><text:bookmark text:name="line267"/><text:s text:c="32"/>&lt;/div&gt;</text:p>
      <text:p text:style-name="Preformatted_20_Text"><text:bookmark text:name="line268"/><text:s text:c="48"/>&lt;/div&gt;</text:p>
      <text:p text:style-name="Preformatted_20_Text"><text:bookmark text:name="line269"/><text:s text:c="40"/>&lt;/div&gt;</text:p>
      <text:p text:style-name="Preformatted_20_Text"><text:bookmark text:name="line270"/><text:s text:c="16"/>&lt;/div&gt;</text:p>
      <text:p text:style-name="Preformatted_20_Text"><text:bookmark text:name="line271"/><text:s text:c="64"/>&lt;/div&gt;</text:p>
      <text:p text:style-name="Preformatted_20_Text"><text:bookmark text:name="line272"/><text:s text:c="40"/>&lt;/div&gt;</text:p>
      <text:p text:style-name="Preformatted_20_Text"><text:bookmark text:name="line273"/><text:s text:c="16"/>&lt;/section&gt;</text:p>
      <text:p text:style-name="Preformatted_20_Text"><text:bookmark text:name="line274"/><text:s text:c="32"/>&lt;section class="elementor-section elementor-top-section elementor-element elementor-element-7ae19467 elementor-section-content-middle elementor-section-boxed elementor-section-height-default elementor-section-height-default" data-id="7ae19467" data-element_type="section" data-settings="{&amp;quot;background_background&amp;quot;:&amp;quot;classic&amp;quot;}"&gt;</text:p>
      <text:p text:style-name="Preformatted_20_Text"><text:bookmark text:name="line275"/><text:s text:c="48"/>&lt;div class="elementor-container elementor-column-gap-default"&gt;</text:p>
      <text:p text:style-name="Preformatted_20_Text"><text:bookmark text:name="line276"/><text:s text:c="56"/>&lt;div class="elementor-row"&gt;</text:p>
      <text:p text:style-name="Preformatted_20_Text"><text:bookmark text:name="line277"/><text:s text:c="40"/>&lt;div class="elementor-column elementor-col-100 elementor-top-column elementor-element elementor-element-2b79d11a" data-id="2b79d11a" data-element_type="column" data-settings="{&amp;quot;background_background&amp;quot;:&amp;quot;slideshow&amp;quot;,&amp;quot;background_slideshow_gallery&amp;quot;:[{&amp;quot;id&amp;quot;:&amp;quot;208&amp;quot;,&amp;quot;url&amp;quot;:&amp;quot;https:\/\/templatekit.tokomoo.com\/tourkit\/wp-content\/uploads\/sites\/2\/2020\/02\/3.png&amp;quot;},{&amp;quot;id&amp;quot;:&amp;quot;209&amp;quot;,&amp;quot;url&amp;quot;:&amp;quot;https:\/\/templatekit.tokomoo.com\/tourkit\/wp-content\/uploads\/sites\/2\/2020\/02\/1-2.png&amp;quot;},{&amp;quot;id&amp;quot;:&amp;quot;210&amp;quot;,&amp;quot;url&amp;quot;:&amp;quot;https:\/\/templatekit.tokomoo.com\/tourkit\/wp-content\/uploads\/sites\/2\/2020\/02\/2-1.png&amp;quot;}],&amp;quot;background_slideshow_loop&amp;quot;:&amp;quot;yes&amp;quot;,&amp;quot;background_slideshow_slide_duration&amp;quot;:5000,&amp;quot;background_slideshow_slide_transition&amp;quot;:&amp;quot;fade&amp;quot;,&amp;quot;background_slideshow_transition_duration&amp;quot;:500}"&gt;</text:p>
      <text:p text:style-name="Preformatted_20_Text"><text:bookmark text:name="line278"/><text:s text:c="24"/>&lt;div class="elementor-column-wrap elementor-element-populated"&gt;</text:p>
      <text:p text:style-name="Preformatted_20_Text"><text:bookmark text:name="line279"/><text:s text:c="56"/>&lt;div class="elementor-widget-wrap"&gt;</text:p>
      <text:p text:style-name="Preformatted_20_Text"><text:bookmark text:name="line280"/><text:s text:c="48"/>&lt;div class="elementor-element elementor-element-31a23c12 elementor-absolute elementor-widget elementor-widget-image" data-id="31a23c12" data-element_type="widget" data-settings="{&amp;quot;_position&amp;quot;:&amp;quot;absolute&amp;quot;}" data-widget_type="image.default"&gt;</text:p>
      <text:p text:style-name="Preformatted_20_Text"><text:bookmark text:name="line281"/><text:s text:c="32"/>&lt;div class="elementor-widget-container"&gt;</text:p>
      <text:p text:style-name="Preformatted_20_Text"><text:bookmark text:name="line282"/><text:s text:c="64"/>&lt;div class="elementor-image"&gt;</text:p>
      <text:p text:style-name="Preformatted_20_Text"><text:bookmark text:name="line283"/><text:s text:c="96"/>&lt;img width="221" height="222" src="<text:a xlink:type="simple" xlink:href="view-source:https://templatekit.tokomoo.com/tourkit/wp-content/uploads/sites/2/2020/02/Group-5.png" text:style-name="Internet_20_link" text:visited-style-name="Visited_20_Internet_20_Link">https://templatekit.tokomoo.com/tourkit/wp-content/uploads/sites/2/2020/02/Group-5.png</text:a>" class="attachment-full size-full" alt="" loading="lazy" srcset="https://templatekit.tokomoo.com/tourkit/wp-content/uploads/sites/2/2020/02/Group-5.png 221w, <text:soft-page-break/>https://templatekit.tokomoo.com/tourkit/wp-content/uploads/sites/2/2020/02/Group-5-150x150.png 150w" sizes="(max-width: 221px) 100vw, 221px" /&gt; <text:s text:c="104"/>&lt;/div&gt;</text:p>
      <text:p text:style-name="Preformatted_20_Text"><text:bookmark text:name="line284"/><text:s text:c="48"/>&lt;/div&gt;</text:p>
      <text:p text:style-name="Preformatted_20_Text"><text:bookmark text:name="line285"/><text:s text:c="32"/>&lt;/div&gt;</text:p>
      <text:p text:style-name="Preformatted_20_Text"><text:bookmark text:name="line286"/><text:s text:c="32"/>&lt;section class="elementor-section elementor-inner-section elementor-element elementor-element-6b8408f3 elementor-section-boxed elementor-section-height-default elementor-section-height-default" data-id="6b8408f3" data-element_type="section" data-settings="{&amp;quot;background_background&amp;quot;:&amp;quot;classic&amp;quot;}"&gt;</text:p>
      <text:p text:style-name="Preformatted_20_Text"><text:bookmark text:name="line287"/><text:s text:c="48"/>&lt;div class="elementor-container elementor-column-gap-default"&gt;</text:p>
      <text:p text:style-name="Preformatted_20_Text"><text:bookmark text:name="line288"/><text:s text:c="56"/>&lt;div class="elementor-row"&gt;</text:p>
      <text:p text:style-name="Preformatted_20_Text"><text:bookmark text:name="line289"/><text:s text:c="40"/>&lt;div class="elementor-column elementor-col-50 elementor-inner-column elementor-element elementor-element-2b603d67" data-id="2b603d67" data-element_type="column" data-settings="{&amp;quot;background_background&amp;quot;:&amp;quot;classic&amp;quot;}"&gt;</text:p>
      <text:p text:style-name="Preformatted_20_Text"><text:bookmark text:name="line290"/><text:s text:c="24"/>&lt;div class="elementor-column-wrap elementor-element-populated"&gt;</text:p>
      <text:p text:style-name="Preformatted_20_Text"><text:bookmark text:name="line291"/><text:s text:c="56"/>&lt;div class="elementor-widget-wrap"&gt;</text:p>
      <text:p text:style-name="Preformatted_20_Text"><text:bookmark text:name="line292"/><text:s text:c="48"/>&lt;div class="elementor-element elementor-element-7472c792 elementor-widget elementor-widget-heading" data-id="7472c792" data-element_type="widget" data-widget_type="heading.default"&gt;</text:p>
      <text:p text:style-name="Preformatted_20_Text"><text:bookmark text:name="line293"/><text:s text:c="32"/>&lt;div class="elementor-widget-container"&gt;</text:p>
      <text:p text:style-name="Preformatted_20_Text"><text:bookmark text:name="line294"/><text:s text:c="24"/>&lt;h2 class="elementor-heading-title elementor-size-default"&gt;This Is Our Passion&lt;/h2&gt; <text:s text:c="12"/>&lt;/div&gt;</text:p>
      <text:p text:style-name="Preformatted_20_Text"><text:bookmark text:name="line295"/><text:s text:c="32"/>&lt;/div&gt;</text:p>
      <text:p text:style-name="Preformatted_20_Text"><text:bookmark text:name="line296"/><text:s text:c="32"/>&lt;div class="elementor-element elementor-element-1029da2b elementor-widget elementor-widget-text-editor" data-id="1029da2b" data-element_type="widget" data-widget_type="text-editor.default"&gt;</text:p>
      <text:p text:style-name="Preformatted_20_Text"><text:bookmark text:name="line297"/><text:s text:c="32"/>&lt;div class="elementor-widget-container"&gt;</text:p>
      <text:p text:style-name="Preformatted_20_Text"><text:bookmark text:name="line298"/><text:s text:c="64"/>&lt;div class="elementor-text-editor elementor-clearfix"&gt;</text:p>
      <text:p text:style-name="Preformatted_20_Text"><text:bookmark text:name="line299"/><text:s text:c="32"/>&lt;p&gt;Lorem ipsum dolor sit amet, consectetur adipiscing the alo elit sekido eiusmod of the tempor incid dunt ulert labore et dolore all magna aliqua mi bibendum neque egestas congue quisque off egestas. Iaculis nunc sed augue lacus viverra vitae congue eu Lacinia quis vel eros dapibus.&lt;/p&gt; <text:s text:c="39"/>&lt;/div&gt;</text:p>
      <text:p text:style-name="Preformatted_20_Text"><text:bookmark text:name="line300"/><text:s text:c="48"/>&lt;/div&gt;</text:p>
      <text:p text:style-name="Preformatted_20_Text"><text:bookmark text:name="line301"/><text:s text:c="32"/>&lt;/div&gt;</text:p>
      <text:p text:style-name="Preformatted_20_Text"><text:bookmark text:name="line302"/><text:s text:c="32"/>&lt;div class="elementor-element elementor-element-42a86d11 elementor-absolute elementor-widget elementor-widget-image" data-id="42a86d11" data-element_type="widget" data-settings="{&amp;quot;_position&amp;quot;:&amp;quot;absolute&amp;quot;}" data-widget_type="image.default"&gt;</text:p>
      <text:p text:style-name="Preformatted_20_Text"><text:bookmark text:name="line303"/><text:s text:c="32"/>&lt;div class="elementor-widget-container"&gt;</text:p>
      <text:p text:style-name="Preformatted_20_Text"><text:bookmark text:name="line304"/><text:s text:c="64"/>&lt;div class="elementor-image"&gt;</text:p>
      <text:p text:style-name="Preformatted_20_Text"><text:bookmark text:name="line305"/><text:s text:c="96"/>&lt;img width="60" height="4" src="<text:a xlink:type="simple" xlink:href="view-source:https://templatekit.tokomoo.com/tourkit/wp-content/uploads/sites/2/2020/02/garis.png" text:style-name="Internet_20_link" text:visited-style-name="Visited_20_Internet_20_Link">https://templatekit.tokomoo.com/tourkit/wp-content/uploads/sites/2/2020/02/garis.png</text:a>" class="attachment-large size-large" alt="" loading="lazy" /&gt; <text:s text:c="109"/>&lt;/div&gt;</text:p>
      <text:p text:style-name="Preformatted_20_Text"><text:bookmark text:name="line306"/><text:s text:c="48"/>&lt;/div&gt;</text:p>
      <text:p text:style-name="Preformatted_20_Text"><text:bookmark text:name="line307"/><text:s text:c="32"/>&lt;/div&gt;</text:p>
      <text:p text:style-name="Preformatted_20_Text"><text:bookmark text:name="line308"/><text:s text:c="48"/>&lt;/div&gt;</text:p>
      <text:p text:style-name="Preformatted_20_Text"><text:bookmark text:name="line309"/><text:s text:c="40"/>&lt;/div&gt;</text:p>
      <text:p text:style-name="Preformatted_20_Text"><text:bookmark text:name="line310"/><text:s text:c="16"/>&lt;/div&gt;</text:p>
      <text:p text:style-name="Preformatted_20_Text"><text:bookmark text:name="line311"/><text:s text:c="32"/>&lt;div class="elementor-column elementor-col-50 elementor-inner-column elementor-element elementor-element-1ca57925" data-id="1ca57925" data-element_type="column"&gt;</text:p>
      <text:p text:style-name="Preformatted_20_Text"><text:bookmark text:name="line312"/><text:s text:c="24"/>&lt;div class="elementor-column-wrap"&gt;</text:p>
      <text:p text:style-name="Preformatted_20_Text"><text:bookmark text:name="line313"/><text:soft-page-break/><text:s text:c="56"/>&lt;div class="elementor-widget-wrap"&gt;</text:p>
      <text:p text:style-name="Preformatted_20_Text"><text:bookmark text:name="line314"/><text:s text:c="64"/>&lt;/div&gt;</text:p>
      <text:p text:style-name="Preformatted_20_Text"><text:bookmark text:name="line315"/><text:s text:c="40"/>&lt;/div&gt;</text:p>
      <text:p text:style-name="Preformatted_20_Text"><text:bookmark text:name="line316"/><text:s text:c="16"/>&lt;/div&gt;</text:p>
      <text:p text:style-name="Preformatted_20_Text"><text:bookmark text:name="line317"/><text:s text:c="64"/>&lt;/div&gt;</text:p>
      <text:p text:style-name="Preformatted_20_Text"><text:bookmark text:name="line318"/><text:s text:c="40"/>&lt;/div&gt;</text:p>
      <text:p text:style-name="Preformatted_20_Text"><text:bookmark text:name="line319"/><text:s text:c="16"/>&lt;/section&gt;</text:p>
      <text:p text:style-name="Preformatted_20_Text"><text:bookmark text:name="line320"/><text:s text:c="48"/>&lt;/div&gt;</text:p>
      <text:p text:style-name="Preformatted_20_Text"><text:bookmark text:name="line321"/><text:s text:c="40"/>&lt;/div&gt;</text:p>
      <text:p text:style-name="Preformatted_20_Text"><text:bookmark text:name="line322"/><text:s text:c="16"/>&lt;/div&gt;</text:p>
      <text:p text:style-name="Preformatted_20_Text"><text:bookmark text:name="line323"/><text:s text:c="64"/>&lt;/div&gt;</text:p>
      <text:p text:style-name="Preformatted_20_Text"><text:bookmark text:name="line324"/><text:s text:c="40"/>&lt;/div&gt;</text:p>
      <text:p text:style-name="Preformatted_20_Text"><text:bookmark text:name="line325"/><text:s text:c="16"/>&lt;/section&gt;</text:p>
      <text:p text:style-name="Preformatted_20_Text"><text:bookmark text:name="line326"/><text:s text:c="32"/>&lt;section class="elementor-section elementor-top-section elementor-element elementor-element-33ae4bf7 elementor-section-content-middle elementor-section-boxed elementor-section-height-default elementor-section-height-default" data-id="33ae4bf7" data-element_type="section" data-settings="{&amp;quot;background_background&amp;quot;:&amp;quot;classic&amp;quot;}"&gt;</text:p>
      <text:p text:style-name="Preformatted_20_Text"><text:bookmark text:name="line327"/><text:s text:c="48"/>&lt;div class="elementor-container elementor-column-gap-default"&gt;</text:p>
      <text:p text:style-name="Preformatted_20_Text"><text:bookmark text:name="line328"/><text:s text:c="56"/>&lt;div class="elementor-row"&gt;</text:p>
      <text:p text:style-name="Preformatted_20_Text"><text:bookmark text:name="line329"/><text:s text:c="40"/>&lt;div class="elementor-column elementor-col-50 elementor-top-column elementor-element elementor-element-48c0ad47" data-id="48c0ad47" data-element_type="column"&gt;</text:p>
      <text:p text:style-name="Preformatted_20_Text"><text:bookmark text:name="line330"/><text:s text:c="24"/>&lt;div class="elementor-column-wrap elementor-element-populated"&gt;</text:p>
      <text:p text:style-name="Preformatted_20_Text"><text:bookmark text:name="line331"/><text:s text:c="56"/>&lt;div class="elementor-widget-wrap"&gt;</text:p>
      <text:p text:style-name="Preformatted_20_Text"><text:bookmark text:name="line332"/><text:s text:c="48"/>&lt;div class="elementor-element elementor-element-3d1deac8 elementor-widget elementor-widget-heading" data-id="3d1deac8" data-element_type="widget" data-widget_type="heading.default"&gt;</text:p>
      <text:p text:style-name="Preformatted_20_Text"><text:bookmark text:name="line333"/><text:s text:c="32"/>&lt;div class="elementor-widget-container"&gt;</text:p>
      <text:p text:style-name="Preformatted_20_Text"><text:bookmark text:name="line334"/><text:s text:c="24"/>&lt;h2 class="elementor-heading-title elementor-size-default"&gt;Great People. Amazing Tours. Beautiful Paris.&lt;/h2&gt; <text:s text:c="10"/>&lt;/div&gt;</text:p>
      <text:p text:style-name="Preformatted_20_Text"><text:bookmark text:name="line335"/><text:s text:c="32"/>&lt;/div&gt;</text:p>
      <text:p text:style-name="Preformatted_20_Text"><text:bookmark text:name="line336"/><text:s text:c="48"/>&lt;/div&gt;</text:p>
      <text:p text:style-name="Preformatted_20_Text"><text:bookmark text:name="line337"/><text:s text:c="40"/>&lt;/div&gt;</text:p>
      <text:p text:style-name="Preformatted_20_Text"><text:bookmark text:name="line338"/><text:s text:c="16"/>&lt;/div&gt;</text:p>
      <text:p text:style-name="Preformatted_20_Text"><text:bookmark text:name="line339"/><text:s text:c="32"/>&lt;div class="elementor-column elementor-col-50 elementor-top-column elementor-element elementor-element-280a6c4d" data-id="280a6c4d" data-element_type="column"&gt;</text:p>
      <text:p text:style-name="Preformatted_20_Text"><text:bookmark text:name="line340"/><text:s text:c="24"/>&lt;div class="elementor-column-wrap elementor-element-populated"&gt;</text:p>
      <text:p text:style-name="Preformatted_20_Text"><text:bookmark text:name="line341"/><text:s text:c="56"/>&lt;div class="elementor-widget-wrap"&gt;</text:p>
      <text:p text:style-name="Preformatted_20_Text"><text:bookmark text:name="line342"/><text:s text:c="48"/>&lt;div class="elementor-element elementor-element-38bb97d elementor-widget elementor-widget-button" data-id="38bb97d" data-element_type="widget" data-widget_type="button.default"&gt;</text:p>
      <text:p text:style-name="Preformatted_20_Text"><text:bookmark text:name="line343"/><text:s text:c="32"/>&lt;div class="elementor-widget-container"&gt;</text:p>
      <text:p text:style-name="Preformatted_20_Text"><text:bookmark text:name="line344"/><text:s text:c="40"/>&lt;div class="elementor-button-wrapper"&gt;</text:p>
      <text:p text:style-name="Preformatted_20_Text"><text:bookmark text:name="line345"/><text:s text:c="24"/>&lt;a href="<text:a xlink:type="simple" xlink:href="view-source:https://templatekit.tokomoo.com/tourkit/about/#" text:style-name="Internet_20_link" text:visited-style-name="Visited_20_Internet_20_Link">#</text:a>" class="elementor-button-link elementor-button elementor-size-md" role="button"&gt;</text:p>
      <text:p text:style-name="Preformatted_20_Text"><text:bookmark text:name="line346"/><text:s text:c="48"/>&lt;span class="elementor-button-content-wrapper"&gt;</text:p>
      <text:p text:style-name="Preformatted_20_Text"><text:bookmark text:name="line347"/><text:s text:c="48"/>&lt;span class="elementor-button-icon elementor-align-icon-right"&gt;</text:p>
      <text:p text:style-name="Preformatted_20_Text"><text:bookmark text:name="line348"/><text:s text:c="32"/>&lt;i aria-hidden="true" class="fas fa-arrow-right"&gt;&lt;/i&gt; <text:s text:c="18"/>&lt;/span&gt;</text:p>
      <text:p text:style-name="Preformatted_20_Text"><text:bookmark text:name="line349"/><text:s text:c="48"/>&lt;span class="elementor-button-text"&gt;Book A Tour Today&lt;/span&gt;</text:p>
      <text:p text:style-name="Preformatted_20_Text"><text:bookmark text:name="line350"/><text:s text:c="16"/>&lt;/span&gt;</text:p>
      <text:p text:style-name="Preformatted_20_Text"><text:bookmark text:name="line351"/><text:s text:c="40"/>&lt;/a&gt;</text:p>
      <text:p text:style-name="Preformatted_20_Text"><text:bookmark text:name="line352"/><text:soft-page-break/><text:s text:c="16"/>&lt;/div&gt;</text:p>
      <text:p text:style-name="Preformatted_20_Text"><text:bookmark text:name="line353"/><text:s text:c="32"/>&lt;/div&gt;</text:p>
      <text:p text:style-name="Preformatted_20_Text"><text:bookmark text:name="line354"/><text:s text:c="32"/>&lt;/div&gt;</text:p>
      <text:p text:style-name="Preformatted_20_Text"><text:bookmark text:name="line355"/><text:s text:c="48"/>&lt;/div&gt;</text:p>
      <text:p text:style-name="Preformatted_20_Text"><text:bookmark text:name="line356"/><text:s text:c="40"/>&lt;/div&gt;</text:p>
      <text:p text:style-name="Preformatted_20_Text"><text:bookmark text:name="line357"/><text:s text:c="16"/>&lt;/div&gt;</text:p>
      <text:p text:style-name="Preformatted_20_Text"><text:bookmark text:name="line358"/><text:s text:c="64"/>&lt;/div&gt;</text:p>
      <text:p text:style-name="Preformatted_20_Text"><text:bookmark text:name="line359"/><text:s text:c="40"/>&lt;/div&gt;</text:p>
      <text:p text:style-name="Preformatted_20_Text"><text:bookmark text:name="line360"/><text:s text:c="16"/>&lt;/section&gt;</text:p>
      <text:p text:style-name="Preformatted_20_Text"><text:bookmark text:name="line361"/><text:s text:c="32"/>&lt;section class="elementor-section elementor-top-section elementor-element elementor-element-594220ad elementor-section-boxed elementor-section-height-default elementor-section-height-default" data-id="594220ad" data-element_type="section"&gt;</text:p>
      <text:p text:style-name="Preformatted_20_Text"><text:bookmark text:name="line362"/><text:s text:c="48"/>&lt;div class="elementor-container elementor-column-gap-default"&gt;</text:p>
      <text:p text:style-name="Preformatted_20_Text"><text:bookmark text:name="line363"/><text:s text:c="56"/>&lt;div class="elementor-row"&gt;</text:p>
      <text:p text:style-name="Preformatted_20_Text"><text:bookmark text:name="line364"/><text:s text:c="40"/>&lt;div class="elementor-column elementor-col-100 elementor-top-column elementor-element elementor-element-428fac36" data-id="428fac36" data-element_type="column"&gt;</text:p>
      <text:p text:style-name="Preformatted_20_Text"><text:bookmark text:name="line365"/><text:s text:c="24"/>&lt;div class="elementor-column-wrap elementor-element-populated"&gt;</text:p>
      <text:p text:style-name="Preformatted_20_Text"><text:bookmark text:name="line366"/><text:s text:c="56"/>&lt;div class="elementor-widget-wrap"&gt;</text:p>
      <text:p text:style-name="Preformatted_20_Text"><text:bookmark text:name="line367"/><text:s text:c="48"/>&lt;div class="elementor-element elementor-element-6f53e07a elementor-widget-divider--view-line elementor-widget elementor-widget-divider" data-id="6f53e07a" data-element_type="widget" data-widget_type="divider.default"&gt;</text:p>
      <text:p text:style-name="Preformatted_20_Text"><text:bookmark text:name="line368"/><text:s text:c="32"/>&lt;div class="elementor-widget-container"&gt;</text:p>
      <text:p text:style-name="Preformatted_20_Text"><text:bookmark text:name="line369"/><text:s text:c="40"/>&lt;div class="elementor-divider"&gt;</text:p>
      <text:p text:style-name="Preformatted_20_Text"><text:bookmark text:name="line370"/><text:s text:c="24"/>&lt;span class="elementor-divider-separator"&gt;</text:p>
      <text:p text:style-name="Preformatted_20_Text"><text:bookmark text:name="line371"/><text:s text:c="48"/>&lt;/span&gt;</text:p>
      <text:p text:style-name="Preformatted_20_Text"><text:bookmark text:name="line372"/><text:s text:c="16"/>&lt;/div&gt;</text:p>
      <text:p text:style-name="Preformatted_20_Text"><text:bookmark text:name="line373"/><text:s text:c="32"/>&lt;/div&gt;</text:p>
      <text:p text:style-name="Preformatted_20_Text"><text:bookmark text:name="line374"/><text:s text:c="32"/>&lt;/div&gt;</text:p>
      <text:p text:style-name="Preformatted_20_Text"><text:bookmark text:name="line375"/><text:s text:c="32"/>&lt;div class="elementor-element elementor-element-23279045 elementor-widget elementor-widget-heading" data-id="23279045" data-element_type="widget" data-widget_type="heading.default"&gt;</text:p>
      <text:p text:style-name="Preformatted_20_Text"><text:bookmark text:name="line376"/><text:s text:c="32"/>&lt;div class="elementor-widget-container"&gt;</text:p>
      <text:p text:style-name="Preformatted_20_Text"><text:bookmark text:name="line377"/><text:s text:c="24"/>&lt;h2 class="elementor-heading-title elementor-size-default"&gt;What iTour Can Offer You&lt;/h2&gt; <text:s text:c="15"/>&lt;/div&gt;</text:p>
      <text:p text:style-name="Preformatted_20_Text"><text:bookmark text:name="line378"/><text:s text:c="32"/>&lt;/div&gt;</text:p>
      <text:p text:style-name="Preformatted_20_Text"><text:bookmark text:name="line379"/><text:s text:c="32"/>&lt;div class="elementor-element elementor-element-7a1a2418 elementor-widget elementor-widget-text-editor" data-id="7a1a2418" data-element_type="widget" data-widget_type="text-editor.default"&gt;</text:p>
      <text:p text:style-name="Preformatted_20_Text"><text:bookmark text:name="line380"/><text:s text:c="32"/>&lt;div class="elementor-widget-container"&gt;</text:p>
      <text:p text:style-name="Preformatted_20_Text"><text:bookmark text:name="line381"/><text:s text:c="64"/>&lt;div class="elementor-text-editor elementor-clearfix"&gt;</text:p>
      <text:p text:style-name="Preformatted_20_Text"><text:bookmark text:name="line382"/><text:s text:c="32"/>&lt;p&gt;Lorem ipsum dolor sit amet, consectetur adipiscing the elit sekido eiusmod of the tempor incid dunt ulert labore et dolore all magna aliqua mi bibendum neque egestas congue quisque.&lt;/p&gt; <text:s text:c="35"/>&lt;/div&gt;</text:p>
      <text:p text:style-name="Preformatted_20_Text"><text:bookmark text:name="line383"/><text:s text:c="48"/>&lt;/div&gt;</text:p>
      <text:p text:style-name="Preformatted_20_Text"><text:bookmark text:name="line384"/><text:s text:c="32"/>&lt;/div&gt;</text:p>
      <text:p text:style-name="Preformatted_20_Text"><text:bookmark text:name="line385"/><text:s text:c="32"/>&lt;section class="elementor-section elementor-inner-section elementor-element elementor-element-38d08ef elementor-section-boxed elementor-section-height-default elementor-section-height-default" data-id="38d08ef" data-element_type="section"&gt;</text:p>
      <text:p text:style-name="Preformatted_20_Text"><text:bookmark text:name="line386"/><text:s text:c="48"/>&lt;div class="elementor-container elementor-column-gap-default"&gt;</text:p>
      <text:p text:style-name="Preformatted_20_Text"><text:bookmark text:name="line387"/><text:s text:c="56"/>&lt;div class="elementor-row"&gt;</text:p>
      <text:p text:style-name="Preformatted_20_Text"><text:bookmark text:name="line388"/><text:soft-page-break/><text:s text:c="40"/>&lt;div class="elementor-column elementor-col-33 elementor-inner-column elementor-element elementor-element-7a3a4ccc" data-id="7a3a4ccc" data-element_type="column"&gt;</text:p>
      <text:p text:style-name="Preformatted_20_Text"><text:bookmark text:name="line389"/><text:s text:c="24"/>&lt;div class="elementor-column-wrap elementor-element-populated"&gt;</text:p>
      <text:p text:style-name="Preformatted_20_Text"><text:bookmark text:name="line390"/><text:s text:c="56"/>&lt;div class="elementor-widget-wrap"&gt;</text:p>
      <text:p text:style-name="Preformatted_20_Text"><text:bookmark text:name="line391"/><text:s text:c="48"/>&lt;div class="elementor-element elementor-element-672dceea elementor-position-top elementor-vertical-align-top elementor-widget elementor-widget-image-box" data-id="672dceea" data-element_type="widget" data-widget_type="image-box.default"&gt;</text:p>
      <text:p text:style-name="Preformatted_20_Text"><text:bookmark text:name="line392"/><text:s text:c="32"/>&lt;div class="elementor-widget-container"&gt;</text:p>
      <text:p text:style-name="Preformatted_20_Text"><text:bookmark text:name="line393"/><text:s text:c="24"/>&lt;div class="elementor-image-box-wrapper"&gt;&lt;figure class="elementor-image-box-img"&gt;&lt;img width="52" height="62" src="<text:a xlink:type="simple" xlink:href="view-source:https://templatekit.tokomoo.com/tourkit/wp-content/uploads/sites/2/2020/03/ic_experience.png" text:style-name="Internet_20_link" text:visited-style-name="Visited_20_Internet_20_Link">https://templatekit.tokomoo.com/tourkit/wp-content/uploads/sites/2/2020/03/ic_experience.png</text:a>" class="attachment-full size-full" alt="" loading="lazy" /&gt;&lt;/figure&gt;&lt;div class="elementor-image-box-content"&gt;&lt;div class="elementor-image-box-title"&gt;Experience Guides.&lt;/div&gt;&lt;p class="elementor-image-box-description"&gt;Lorem ipsum dolor sit amet, cotetur adiing sedo tempor dunt labore dolor.&lt;/p&gt;&lt;/div&gt;&lt;/div&gt; <text:s text:c="8"/>&lt;/div&gt;</text:p>
      <text:p text:style-name="Preformatted_20_Text"><text:bookmark text:name="line394"/><text:s text:c="32"/>&lt;/div&gt;</text:p>
      <text:p text:style-name="Preformatted_20_Text"><text:bookmark text:name="line395"/><text:s text:c="32"/>&lt;div class="elementor-element elementor-element-1d334166 elementor-widget elementor-widget-image" data-id="1d334166" data-element_type="widget" data-widget_type="image.default"&gt;</text:p>
      <text:p text:style-name="Preformatted_20_Text"><text:bookmark text:name="line396"/><text:s text:c="32"/>&lt;div class="elementor-widget-container"&gt;</text:p>
      <text:p text:style-name="Preformatted_20_Text"><text:bookmark text:name="line397"/><text:s text:c="64"/>&lt;div class="elementor-image"&gt;</text:p>
      <text:p text:style-name="Preformatted_20_Text"><text:bookmark text:name="line398"/><text:s text:c="96"/>&lt;img width="53" height="4" src="<text:a xlink:type="simple" xlink:href="view-source:https://templatekit.tokomoo.com/tourkit/wp-content/uploads/sites/2/2020/02/garis-3-2.png" text:style-name="Internet_20_link" text:visited-style-name="Visited_20_Internet_20_Link">https://templatekit.tokomoo.com/tourkit/wp-content/uploads/sites/2/2020/02/garis-3-2.png</text:a>" class="attachment-large size-large" alt="" loading="lazy" /&gt; <text:s text:c="105"/>&lt;/div&gt;</text:p>
      <text:p text:style-name="Preformatted_20_Text"><text:bookmark text:name="line399"/><text:s text:c="48"/>&lt;/div&gt;</text:p>
      <text:p text:style-name="Preformatted_20_Text"><text:bookmark text:name="line400"/><text:s text:c="32"/>&lt;/div&gt;</text:p>
      <text:p text:style-name="Preformatted_20_Text"><text:bookmark text:name="line401"/><text:s text:c="48"/>&lt;/div&gt;</text:p>
      <text:p text:style-name="Preformatted_20_Text"><text:bookmark text:name="line402"/><text:s text:c="40"/>&lt;/div&gt;</text:p>
      <text:p text:style-name="Preformatted_20_Text"><text:bookmark text:name="line403"/><text:s text:c="16"/>&lt;/div&gt;</text:p>
      <text:p text:style-name="Preformatted_20_Text"><text:bookmark text:name="line404"/><text:s text:c="32"/>&lt;div class="elementor-column elementor-col-33 elementor-inner-column elementor-element elementor-element-55787c15" data-id="55787c15" data-element_type="column"&gt;</text:p>
      <text:p text:style-name="Preformatted_20_Text"><text:bookmark text:name="line405"/><text:s text:c="24"/>&lt;div class="elementor-column-wrap elementor-element-populated"&gt;</text:p>
      <text:p text:style-name="Preformatted_20_Text"><text:bookmark text:name="line406"/><text:s text:c="56"/>&lt;div class="elementor-widget-wrap"&gt;</text:p>
      <text:p text:style-name="Preformatted_20_Text"><text:bookmark text:name="line407"/><text:s text:c="48"/>&lt;div class="elementor-element elementor-element-20719a5a elementor-position-top elementor-vertical-align-top elementor-widget elementor-widget-image-box" data-id="20719a5a" data-element_type="widget" data-widget_type="image-box.default"&gt;</text:p>
      <text:p text:style-name="Preformatted_20_Text"><text:bookmark text:name="line408"/><text:s text:c="32"/>&lt;div class="elementor-widget-container"&gt;</text:p>
      <text:p text:style-name="Preformatted_20_Text"><text:bookmark text:name="line409"/><text:s text:c="24"/>&lt;div class="elementor-image-box-wrapper"&gt;&lt;figure class="elementor-image-box-img"&gt;&lt;img width="46" height="62" src="<text:a xlink:type="simple" xlink:href="view-source:https://templatekit.tokomoo.com/tourkit/wp-content/uploads/sites/2/2020/03/ic_flexible.png" text:style-name="Internet_20_link" text:visited-style-name="Visited_20_Internet_20_Link">https://templatekit.tokomoo.com/tourkit/wp-content/uploads/sites/2/2020/03/ic_flexible.png</text:a>" class="attachment-full size-full" alt="" loading="lazy" /&gt;&lt;/figure&gt;&lt;div class="elementor-image-box-content"&gt;&lt;div class="elementor-image-box-title"&gt;Flexible Cancellation.&lt;/div&gt;&lt;p class="elementor-image-box-description"&gt;Lorem ipsum dolor sit amet, cotetur adiing sedo tempor dunt labore dolor.&lt;/p&gt;&lt;/div&gt;&lt;/div&gt; <text:s text:c="14"/>&lt;/div&gt;</text:p>
      <text:p text:style-name="Preformatted_20_Text"><text:bookmark text:name="line410"/><text:s text:c="32"/>&lt;/div&gt;</text:p>
      <text:p text:style-name="Preformatted_20_Text"><text:bookmark text:name="line411"/><text:s text:c="32"/>&lt;div class="elementor-element elementor-element-2addfe4d elementor-widget elementor-widget-image" data-id="2addfe4d" data-element_type="widget" data-widget_type="image.default"&gt;</text:p>
      <text:p text:style-name="Preformatted_20_Text"><text:bookmark text:name="line412"/><text:s text:c="32"/>&lt;div class="elementor-widget-container"&gt;</text:p>
      <text:p text:style-name="Preformatted_20_Text"><text:bookmark text:name="line413"/><text:s text:c="64"/>&lt;div class="elementor-image"&gt;</text:p>
      <text:p text:style-name="Preformatted_20_Text"><text:bookmark text:name="line414"/><text:soft-page-break/><text:s text:c="96"/>&lt;img width="53" height="4" src="<text:a xlink:type="simple" xlink:href="view-source:https://templatekit.tokomoo.com/tourkit/wp-content/uploads/sites/2/2020/02/garis-3-2.png" text:style-name="Internet_20_link" text:visited-style-name="Visited_20_Internet_20_Link">https://templatekit.tokomoo.com/tourkit/wp-content/uploads/sites/2/2020/02/garis-3-2.png</text:a>" class="attachment-large size-large" alt="" loading="lazy" /&gt; <text:s text:c="105"/>&lt;/div&gt;</text:p>
      <text:p text:style-name="Preformatted_20_Text"><text:bookmark text:name="line415"/><text:s text:c="48"/>&lt;/div&gt;</text:p>
      <text:p text:style-name="Preformatted_20_Text"><text:bookmark text:name="line416"/><text:s text:c="32"/>&lt;/div&gt;</text:p>
      <text:p text:style-name="Preformatted_20_Text"><text:bookmark text:name="line417"/><text:s text:c="48"/>&lt;/div&gt;</text:p>
      <text:p text:style-name="Preformatted_20_Text"><text:bookmark text:name="line418"/><text:s text:c="40"/>&lt;/div&gt;</text:p>
      <text:p text:style-name="Preformatted_20_Text"><text:bookmark text:name="line419"/><text:s text:c="16"/>&lt;/div&gt;</text:p>
      <text:p text:style-name="Preformatted_20_Text"><text:bookmark text:name="line420"/><text:s text:c="32"/>&lt;div class="elementor-column elementor-col-33 elementor-inner-column elementor-element elementor-element-7cb78eb3" data-id="7cb78eb3" data-element_type="column"&gt;</text:p>
      <text:p text:style-name="Preformatted_20_Text"><text:bookmark text:name="line421"/><text:s text:c="24"/>&lt;div class="elementor-column-wrap elementor-element-populated"&gt;</text:p>
      <text:p text:style-name="Preformatted_20_Text"><text:bookmark text:name="line422"/><text:s text:c="56"/>&lt;div class="elementor-widget-wrap"&gt;</text:p>
      <text:p text:style-name="Preformatted_20_Text"><text:bookmark text:name="line423"/><text:s text:c="48"/>&lt;div class="elementor-element elementor-element-44718e71 elementor-position-top elementor-vertical-align-top elementor-widget elementor-widget-image-box" data-id="44718e71" data-element_type="widget" data-widget_type="image-box.default"&gt;</text:p>
      <text:p text:style-name="Preformatted_20_Text"><text:bookmark text:name="line424"/><text:s text:c="32"/>&lt;div class="elementor-widget-container"&gt;</text:p>
      <text:p text:style-name="Preformatted_20_Text"><text:bookmark text:name="line425"/><text:s text:c="24"/>&lt;div class="elementor-image-box-wrapper"&gt;&lt;figure class="elementor-image-box-img"&gt;&lt;img src="<text:a xlink:type="simple" xlink:href="view-source:https://demo.tokopress.com/tourkit/wp-content/uploads/sites/27/2020/03/ic_guide.png" text:style-name="Internet_20_link" text:visited-style-name="Visited_20_Internet_20_Link">https://demo.tokopress.com/tourkit/wp-content/uploads/sites/27/2020/03/ic_guide.png</text:a>" title="" alt="" /&gt;&lt;/figure&gt;&lt;div class="elementor-image-box-content"&gt;&lt;div class="elementor-image-box-title"&gt;Guide Tips.&lt;/div&gt;&lt;p class="elementor-image-box-description"&gt;Lorem ipsum dolor sit amet, cotetur adiing sedo tempor dunt labore dolor.&lt;/p&gt;&lt;/div&gt;&lt;/div&gt; <text:s text:c="15"/>&lt;/div&gt;</text:p>
      <text:p text:style-name="Preformatted_20_Text"><text:bookmark text:name="line426"/><text:s text:c="32"/>&lt;/div&gt;</text:p>
      <text:p text:style-name="Preformatted_20_Text"><text:bookmark text:name="line427"/><text:s text:c="32"/>&lt;div class="elementor-element elementor-element-76b87d7 elementor-widget elementor-widget-image" data-id="76b87d7" data-element_type="widget" data-widget_type="image.default"&gt;</text:p>
      <text:p text:style-name="Preformatted_20_Text"><text:bookmark text:name="line428"/><text:s text:c="32"/>&lt;div class="elementor-widget-container"&gt;</text:p>
      <text:p text:style-name="Preformatted_20_Text"><text:bookmark text:name="line429"/><text:s text:c="64"/>&lt;div class="elementor-image"&gt;</text:p>
      <text:p text:style-name="Preformatted_20_Text"><text:bookmark text:name="line430"/><text:s text:c="96"/>&lt;img width="53" height="4" src="<text:a xlink:type="simple" xlink:href="view-source:https://templatekit.tokomoo.com/tourkit/wp-content/uploads/sites/2/2020/02/garis-3-2.png" text:style-name="Internet_20_link" text:visited-style-name="Visited_20_Internet_20_Link">https://templatekit.tokomoo.com/tourkit/wp-content/uploads/sites/2/2020/02/garis-3-2.png</text:a>" class="attachment-large size-large" alt="" loading="lazy" /&gt; <text:s text:c="105"/>&lt;/div&gt;</text:p>
      <text:p text:style-name="Preformatted_20_Text"><text:bookmark text:name="line431"/><text:s text:c="48"/>&lt;/div&gt;</text:p>
      <text:p text:style-name="Preformatted_20_Text"><text:bookmark text:name="line432"/><text:s text:c="32"/>&lt;/div&gt;</text:p>
      <text:p text:style-name="Preformatted_20_Text"><text:bookmark text:name="line433"/><text:s text:c="48"/>&lt;/div&gt;</text:p>
      <text:p text:style-name="Preformatted_20_Text"><text:bookmark text:name="line434"/><text:s text:c="40"/>&lt;/div&gt;</text:p>
      <text:p text:style-name="Preformatted_20_Text"><text:bookmark text:name="line435"/><text:s text:c="16"/>&lt;/div&gt;</text:p>
      <text:p text:style-name="Preformatted_20_Text"><text:bookmark text:name="line436"/><text:s text:c="64"/>&lt;/div&gt;</text:p>
      <text:p text:style-name="Preformatted_20_Text"><text:bookmark text:name="line437"/><text:s text:c="40"/>&lt;/div&gt;</text:p>
      <text:p text:style-name="Preformatted_20_Text"><text:bookmark text:name="line438"/><text:s text:c="16"/>&lt;/section&gt;</text:p>
      <text:p text:style-name="Preformatted_20_Text"><text:bookmark text:name="line439"/><text:s text:c="32"/>&lt;section class="elementor-section elementor-inner-section elementor-element elementor-element-191cdb44 elementor-section-boxed elementor-section-height-default elementor-section-height-default" data-id="191cdb44" data-element_type="section"&gt;</text:p>
      <text:p text:style-name="Preformatted_20_Text"><text:bookmark text:name="line440"/><text:s text:c="48"/>&lt;div class="elementor-container elementor-column-gap-default"&gt;</text:p>
      <text:p text:style-name="Preformatted_20_Text"><text:bookmark text:name="line441"/><text:s text:c="56"/>&lt;div class="elementor-row"&gt;</text:p>
      <text:p text:style-name="Preformatted_20_Text"><text:bookmark text:name="line442"/><text:s text:c="40"/>&lt;div class="elementor-column elementor-col-33 elementor-inner-column elementor-element elementor-element-17947157" data-id="17947157" data-element_type="column"&gt;</text:p>
      <text:p text:style-name="Preformatted_20_Text"><text:bookmark text:name="line443"/><text:s text:c="24"/>&lt;div class="elementor-column-wrap elementor-element-populated"&gt;</text:p>
      <text:p text:style-name="Preformatted_20_Text"><text:bookmark text:name="line444"/><text:s text:c="56"/>&lt;div class="elementor-widget-wrap"&gt;</text:p>
      <text:p text:style-name="Preformatted_20_Text"><text:bookmark text:name="line445"/><text:soft-page-break/><text:s text:c="48"/>&lt;div class="elementor-element elementor-element-60a26377 elementor-position-top elementor-vertical-align-top elementor-widget elementor-widget-image-box" data-id="60a26377" data-element_type="widget" data-widget_type="image-box.default"&gt;</text:p>
      <text:p text:style-name="Preformatted_20_Text"><text:bookmark text:name="line446"/><text:s text:c="32"/>&lt;div class="elementor-widget-container"&gt;</text:p>
      <text:p text:style-name="Preformatted_20_Text"><text:bookmark text:name="line447"/><text:s text:c="24"/>&lt;div class="elementor-image-box-wrapper"&gt;&lt;figure class="elementor-image-box-img"&gt;&lt;img src="<text:a xlink:type="simple" xlink:href="view-source:https://demo.tokopress.com/tourkit/wp-content/uploads/sites/27/2020/03/ic_groups.png" text:style-name="Internet_20_link" text:visited-style-name="Visited_20_Internet_20_Link">https://demo.tokopress.com/tourkit/wp-content/uploads/sites/27/2020/03/ic_groups.png</text:a>" title="" alt="" /&gt;&lt;/figure&gt;&lt;div class="elementor-image-box-content"&gt;&lt;div class="elementor-image-box-title"&gt;Suitable For Groups.&lt;/div&gt;&lt;p class="elementor-image-box-description"&gt;Lorem ipsum dolor sit amet, cotetur adiing sedo tempor dunt labore dolor.&lt;/p&gt;&lt;/div&gt;&lt;/div&gt; <text:s text:c="13"/>&lt;/div&gt;</text:p>
      <text:p text:style-name="Preformatted_20_Text"><text:bookmark text:name="line448"/><text:s text:c="32"/>&lt;/div&gt;</text:p>
      <text:p text:style-name="Preformatted_20_Text"><text:bookmark text:name="line449"/><text:s text:c="32"/>&lt;div class="elementor-element elementor-element-63f28af1 elementor-widget elementor-widget-image" data-id="63f28af1" data-element_type="widget" data-widget_type="image.default"&gt;</text:p>
      <text:p text:style-name="Preformatted_20_Text"><text:bookmark text:name="line450"/><text:s text:c="32"/>&lt;div class="elementor-widget-container"&gt;</text:p>
      <text:p text:style-name="Preformatted_20_Text"><text:bookmark text:name="line451"/><text:s text:c="64"/>&lt;div class="elementor-image"&gt;</text:p>
      <text:p text:style-name="Preformatted_20_Text"><text:bookmark text:name="line452"/><text:s text:c="96"/>&lt;img width="53" height="4" src="<text:a xlink:type="simple" xlink:href="view-source:https://templatekit.tokomoo.com/tourkit/wp-content/uploads/sites/2/2020/02/garis-3-2.png" text:style-name="Internet_20_link" text:visited-style-name="Visited_20_Internet_20_Link">https://templatekit.tokomoo.com/tourkit/wp-content/uploads/sites/2/2020/02/garis-3-2.png</text:a>" class="attachment-large size-large" alt="" loading="lazy" /&gt; <text:s text:c="105"/>&lt;/div&gt;</text:p>
      <text:p text:style-name="Preformatted_20_Text"><text:bookmark text:name="line453"/><text:s text:c="48"/>&lt;/div&gt;</text:p>
      <text:p text:style-name="Preformatted_20_Text"><text:bookmark text:name="line454"/><text:s text:c="32"/>&lt;/div&gt;</text:p>
      <text:p text:style-name="Preformatted_20_Text"><text:bookmark text:name="line455"/><text:s text:c="48"/>&lt;/div&gt;</text:p>
      <text:p text:style-name="Preformatted_20_Text"><text:bookmark text:name="line456"/><text:s text:c="40"/>&lt;/div&gt;</text:p>
      <text:p text:style-name="Preformatted_20_Text"><text:bookmark text:name="line457"/><text:s text:c="16"/>&lt;/div&gt;</text:p>
      <text:p text:style-name="Preformatted_20_Text"><text:bookmark text:name="line458"/><text:s text:c="32"/>&lt;div class="elementor-column elementor-col-33 elementor-inner-column elementor-element elementor-element-33d253c7" data-id="33d253c7" data-element_type="column"&gt;</text:p>
      <text:p text:style-name="Preformatted_20_Text"><text:bookmark text:name="line459"/><text:s text:c="24"/>&lt;div class="elementor-column-wrap elementor-element-populated"&gt;</text:p>
      <text:p text:style-name="Preformatted_20_Text"><text:bookmark text:name="line460"/><text:s text:c="56"/>&lt;div class="elementor-widget-wrap"&gt;</text:p>
      <text:p text:style-name="Preformatted_20_Text"><text:bookmark text:name="line461"/><text:s text:c="48"/>&lt;div class="elementor-element elementor-element-654c1a8e elementor-position-top elementor-vertical-align-top elementor-widget elementor-widget-image-box" data-id="654c1a8e" data-element_type="widget" data-widget_type="image-box.default"&gt;</text:p>
      <text:p text:style-name="Preformatted_20_Text"><text:bookmark text:name="line462"/><text:s text:c="32"/>&lt;div class="elementor-widget-container"&gt;</text:p>
      <text:p text:style-name="Preformatted_20_Text"><text:bookmark text:name="line463"/><text:s text:c="24"/>&lt;div class="elementor-image-box-wrapper"&gt;&lt;figure class="elementor-image-box-img"&gt;&lt;img width="62" height="47" src="<text:a xlink:type="simple" xlink:href="view-source:https://templatekit.tokomoo.com/tourkit/wp-content/uploads/sites/2/2020/03/ic_photography.png" text:style-name="Internet_20_link" text:visited-style-name="Visited_20_Internet_20_Link">https://templatekit.tokomoo.com/tourkit/wp-content/uploads/sites/2/2020/03/ic_photography.png</text:a>" class="attachment-full size-full" alt="" loading="lazy" /&gt;&lt;/figure&gt;&lt;div class="elementor-image-box-content"&gt;&lt;div class="elementor-image-box-title"&gt;Photography Tours.&lt;/div&gt;&lt;p class="elementor-image-box-description"&gt;Lorem ipsum dolor sit amet, cotetur adiing sedo tempor dunt labore dolor.&lt;/p&gt;&lt;/div&gt;&lt;/div&gt; <text:s text:c="15"/>&lt;/div&gt;</text:p>
      <text:p text:style-name="Preformatted_20_Text"><text:bookmark text:name="line464"/><text:s text:c="32"/>&lt;/div&gt;</text:p>
      <text:p text:style-name="Preformatted_20_Text"><text:bookmark text:name="line465"/><text:s text:c="32"/>&lt;div class="elementor-element elementor-element-283fb869 elementor-widget elementor-widget-image" data-id="283fb869" data-element_type="widget" data-widget_type="image.default"&gt;</text:p>
      <text:p text:style-name="Preformatted_20_Text"><text:bookmark text:name="line466"/><text:s text:c="32"/>&lt;div class="elementor-widget-container"&gt;</text:p>
      <text:p text:style-name="Preformatted_20_Text"><text:bookmark text:name="line467"/><text:s text:c="64"/>&lt;div class="elementor-image"&gt;</text:p>
      <text:p text:style-name="Preformatted_20_Text"><text:bookmark text:name="line468"/><text:s text:c="96"/>&lt;img width="53" height="4" src="<text:a xlink:type="simple" xlink:href="view-source:https://templatekit.tokomoo.com/tourkit/wp-content/uploads/sites/2/2020/02/garis-3-2.png" text:style-name="Internet_20_link" text:visited-style-name="Visited_20_Internet_20_Link">https://templatekit.tokomoo.com/tourkit/wp-content/uploads/sites/2/2020/02/garis-3-2.png</text:a>" class="attachment-large size-large" alt="" loading="lazy" /&gt; <text:s text:c="105"/>&lt;/div&gt;</text:p>
      <text:p text:style-name="Preformatted_20_Text"><text:bookmark text:name="line469"/><text:s text:c="48"/>&lt;/div&gt;</text:p>
      <text:p text:style-name="Preformatted_20_Text"><text:bookmark text:name="line470"/><text:s text:c="32"/>&lt;/div&gt;</text:p>
      <text:p text:style-name="Preformatted_20_Text"><text:bookmark text:name="line471"/><text:s text:c="48"/>&lt;/div&gt;</text:p>
      <text:p text:style-name="Preformatted_20_Text"><text:bookmark text:name="line472"/><text:soft-page-break/><text:s text:c="40"/>&lt;/div&gt;</text:p>
      <text:p text:style-name="Preformatted_20_Text"><text:bookmark text:name="line473"/><text:s text:c="16"/>&lt;/div&gt;</text:p>
      <text:p text:style-name="Preformatted_20_Text"><text:bookmark text:name="line474"/><text:s text:c="32"/>&lt;div class="elementor-column elementor-col-33 elementor-inner-column elementor-element elementor-element-6a0b8ed1" data-id="6a0b8ed1" data-element_type="column"&gt;</text:p>
      <text:p text:style-name="Preformatted_20_Text"><text:bookmark text:name="line475"/><text:s text:c="24"/>&lt;div class="elementor-column-wrap elementor-element-populated"&gt;</text:p>
      <text:p text:style-name="Preformatted_20_Text"><text:bookmark text:name="line476"/><text:s text:c="56"/>&lt;div class="elementor-widget-wrap"&gt;</text:p>
      <text:p text:style-name="Preformatted_20_Text"><text:bookmark text:name="line477"/><text:s text:c="48"/>&lt;div class="elementor-element elementor-element-12a689c5 elementor-position-top elementor-vertical-align-top elementor-widget elementor-widget-image-box" data-id="12a689c5" data-element_type="widget" data-widget_type="image-box.default"&gt;</text:p>
      <text:p text:style-name="Preformatted_20_Text"><text:bookmark text:name="line478"/><text:s text:c="32"/>&lt;div class="elementor-widget-container"&gt;</text:p>
      <text:p text:style-name="Preformatted_20_Text"><text:bookmark text:name="line479"/><text:s text:c="24"/>&lt;div class="elementor-image-box-wrapper"&gt;&lt;figure class="elementor-image-box-img"&gt;&lt;img width="46" height="62" src="<text:a xlink:type="simple" xlink:href="view-source:https://templatekit.tokomoo.com/tourkit/wp-content/uploads/sites/2/2020/03/ic_advanced.png" text:style-name="Internet_20_link" text:visited-style-name="Visited_20_Internet_20_Link">https://templatekit.tokomoo.com/tourkit/wp-content/uploads/sites/2/2020/03/ic_advanced.png</text:a>" class="attachment-full size-full" alt="" loading="lazy" /&gt;&lt;/figure&gt;&lt;div class="elementor-image-box-content"&gt;&lt;div class="elementor-image-box-title"&gt;Advanced Trips.&lt;/div&gt;&lt;p class="elementor-image-box-description"&gt;Lorem ipsum dolor sit amet, cotetur adiing sedo tempor dunt labore dolor.&lt;/p&gt;&lt;/div&gt;&lt;/div&gt; <text:s text:c="13"/>&lt;/div&gt;</text:p>
      <text:p text:style-name="Preformatted_20_Text"><text:bookmark text:name="line480"/><text:s text:c="32"/>&lt;/div&gt;</text:p>
      <text:p text:style-name="Preformatted_20_Text"><text:bookmark text:name="line481"/><text:s text:c="32"/>&lt;div class="elementor-element elementor-element-6a6c3e43 elementor-widget elementor-widget-image" data-id="6a6c3e43" data-element_type="widget" data-widget_type="image.default"&gt;</text:p>
      <text:p text:style-name="Preformatted_20_Text"><text:bookmark text:name="line482"/><text:s text:c="32"/>&lt;div class="elementor-widget-container"&gt;</text:p>
      <text:p text:style-name="Preformatted_20_Text"><text:bookmark text:name="line483"/><text:s text:c="64"/>&lt;div class="elementor-image"&gt;</text:p>
      <text:p text:style-name="Preformatted_20_Text"><text:bookmark text:name="line484"/><text:s text:c="96"/>&lt;img width="53" height="4" src="<text:a xlink:type="simple" xlink:href="view-source:https://templatekit.tokomoo.com/tourkit/wp-content/uploads/sites/2/2020/02/garis-3-2.png" text:style-name="Internet_20_link" text:visited-style-name="Visited_20_Internet_20_Link">https://templatekit.tokomoo.com/tourkit/wp-content/uploads/sites/2/2020/02/garis-3-2.png</text:a>" class="attachment-large size-large" alt="" loading="lazy" /&gt; <text:s text:c="105"/>&lt;/div&gt;</text:p>
      <text:p text:style-name="Preformatted_20_Text"><text:bookmark text:name="line485"/><text:s text:c="48"/>&lt;/div&gt;</text:p>
      <text:p text:style-name="Preformatted_20_Text"><text:bookmark text:name="line486"/><text:s text:c="32"/>&lt;/div&gt;</text:p>
      <text:p text:style-name="Preformatted_20_Text"><text:bookmark text:name="line487"/><text:s text:c="48"/>&lt;/div&gt;</text:p>
      <text:p text:style-name="Preformatted_20_Text"><text:bookmark text:name="line488"/><text:s text:c="40"/>&lt;/div&gt;</text:p>
      <text:p text:style-name="Preformatted_20_Text"><text:bookmark text:name="line489"/><text:s text:c="16"/>&lt;/div&gt;</text:p>
      <text:p text:style-name="Preformatted_20_Text"><text:bookmark text:name="line490"/><text:s text:c="64"/>&lt;/div&gt;</text:p>
      <text:p text:style-name="Preformatted_20_Text"><text:bookmark text:name="line491"/><text:s text:c="40"/>&lt;/div&gt;</text:p>
      <text:p text:style-name="Preformatted_20_Text"><text:bookmark text:name="line492"/><text:s text:c="16"/>&lt;/section&gt;</text:p>
      <text:p text:style-name="Preformatted_20_Text"><text:bookmark text:name="line493"/><text:s text:c="48"/>&lt;/div&gt;</text:p>
      <text:p text:style-name="Preformatted_20_Text"><text:bookmark text:name="line494"/><text:s text:c="40"/>&lt;/div&gt;</text:p>
      <text:p text:style-name="Preformatted_20_Text"><text:bookmark text:name="line495"/><text:s text:c="16"/>&lt;/div&gt;</text:p>
      <text:p text:style-name="Preformatted_20_Text"><text:bookmark text:name="line496"/><text:s text:c="64"/>&lt;/div&gt;</text:p>
      <text:p text:style-name="Preformatted_20_Text"><text:bookmark text:name="line497"/><text:s text:c="40"/>&lt;/div&gt;</text:p>
      <text:p text:style-name="Preformatted_20_Text"><text:bookmark text:name="line498"/><text:s text:c="16"/>&lt;/section&gt;</text:p>
      <text:p text:style-name="Preformatted_20_Text"><text:bookmark text:name="line499"/><text:s text:c="32"/>&lt;section class="elementor-section elementor-top-section elementor-element elementor-element-6bfff002 elementor-section-boxed elementor-section-height-default elementor-section-height-default" data-id="6bfff002" data-element_type="section" data-settings="{&amp;quot;background_background&amp;quot;:&amp;quot;classic&amp;quot;}"&gt;</text:p>
      <text:p text:style-name="Preformatted_20_Text"><text:bookmark text:name="line500"/><text:s text:c="48"/>&lt;div class="elementor-container elementor-column-gap-default"&gt;</text:p>
      <text:p text:style-name="Preformatted_20_Text"><text:bookmark text:name="line501"/><text:s text:c="56"/>&lt;div class="elementor-row"&gt;</text:p>
      <text:p text:style-name="Preformatted_20_Text"><text:bookmark text:name="line502"/><text:s text:c="40"/>&lt;div class="elementor-column elementor-col-50 elementor-top-column elementor-element elementor-element-2dd010ab" data-id="2dd010ab" data-element_type="column"&gt;</text:p>
      <text:p text:style-name="Preformatted_20_Text"><text:bookmark text:name="line503"/><text:s text:c="24"/>&lt;div class="elementor-column-wrap elementor-element-populated"&gt;</text:p>
      <text:p text:style-name="Preformatted_20_Text"><text:bookmark text:name="line504"/><text:s text:c="56"/>&lt;div class="elementor-widget-wrap"&gt;</text:p>
      <text:p text:style-name="Preformatted_20_Text"><text:bookmark text:name="line505"/><text:soft-page-break/><text:s text:c="48"/>&lt;div class="elementor-element elementor-element-445b04d9 elementor-widget elementor-widget-heading" data-id="445b04d9" data-element_type="widget" data-widget_type="heading.default"&gt;</text:p>
      <text:p text:style-name="Preformatted_20_Text"><text:bookmark text:name="line506"/><text:s text:c="32"/>&lt;div class="elementor-widget-container"&gt;</text:p>
      <text:p text:style-name="Preformatted_20_Text"><text:bookmark text:name="line507"/><text:s text:c="24"/>&lt;h5 class="elementor-heading-title elementor-size-default"&gt;MEET the founder&lt;/h5&gt; <text:s text:c="15"/>&lt;/div&gt;</text:p>
      <text:p text:style-name="Preformatted_20_Text"><text:bookmark text:name="line508"/><text:s text:c="32"/>&lt;/div&gt;</text:p>
      <text:p text:style-name="Preformatted_20_Text"><text:bookmark text:name="line509"/><text:s text:c="32"/>&lt;div class="elementor-element elementor-element-5dcb345a elementor-widget elementor-widget-heading" data-id="5dcb345a" data-element_type="widget" data-widget_type="heading.default"&gt;</text:p>
      <text:p text:style-name="Preformatted_20_Text"><text:bookmark text:name="line510"/><text:s text:c="32"/>&lt;div class="elementor-widget-container"&gt;</text:p>
      <text:p text:style-name="Preformatted_20_Text"><text:bookmark text:name="line511"/><text:s text:c="24"/>&lt;h2 class="elementor-heading-title elementor-size-default"&gt;Anne Farber&lt;/h2&gt; <text:s text:c="12"/>&lt;/div&gt;</text:p>
      <text:p text:style-name="Preformatted_20_Text"><text:bookmark text:name="line512"/><text:s text:c="32"/>&lt;/div&gt;</text:p>
      <text:p text:style-name="Preformatted_20_Text"><text:bookmark text:name="line513"/><text:s text:c="32"/>&lt;div class="elementor-element elementor-element-584c6264 elementor-widget elementor-widget-text-editor" data-id="584c6264" data-element_type="widget" data-widget_type="text-editor.default"&gt;</text:p>
      <text:p text:style-name="Preformatted_20_Text"><text:bookmark text:name="line514"/><text:s text:c="32"/>&lt;div class="elementor-widget-container"&gt;</text:p>
      <text:p text:style-name="Preformatted_20_Text"><text:bookmark text:name="line515"/><text:s text:c="64"/>&lt;div class="elementor-text-editor elementor-clearfix"&gt;</text:p>
      <text:p text:style-name="Preformatted_20_Text"><text:bookmark text:name="line516"/><text:s text:c="32"/>&lt;p&gt;Lorem ipsum dolor sit amet, consectetur adipiscing the ahlo elit sekido eius mod of the tempor incid dunt ulert labore et dolore all the magna aliqua the mlloi bibendum neque egestas congue quisque off egestas. Iaculis nunc sed augue lacus viverra vitae congue eu Lacinia quis vel eros elora bolnt dapibus.&lt;/p&gt; <text:s text:c="38"/>&lt;/div&gt;</text:p>
      <text:p text:style-name="Preformatted_20_Text"><text:bookmark text:name="line517"/><text:s text:c="48"/>&lt;/div&gt;</text:p>
      <text:p text:style-name="Preformatted_20_Text"><text:bookmark text:name="line518"/><text:s text:c="32"/>&lt;/div&gt;</text:p>
      <text:p text:style-name="Preformatted_20_Text"><text:bookmark text:name="line519"/><text:s text:c="32"/>&lt;div class="elementor-element elementor-element-796e0f11 elementor-absolute elementor-widget elementor-widget-image" data-id="796e0f11" data-element_type="widget" data-settings="{&amp;quot;_position&amp;quot;:&amp;quot;absolute&amp;quot;}" data-widget_type="image.default"&gt;</text:p>
      <text:p text:style-name="Preformatted_20_Text"><text:bookmark text:name="line520"/><text:s text:c="32"/>&lt;div class="elementor-widget-container"&gt;</text:p>
      <text:p text:style-name="Preformatted_20_Text"><text:bookmark text:name="line521"/><text:s text:c="64"/>&lt;div class="elementor-image"&gt;</text:p>
      <text:p text:style-name="Preformatted_20_Text"><text:bookmark text:name="line522"/><text:s text:c="96"/>&lt;img width="60" height="4" src="<text:a xlink:type="simple" xlink:href="view-source:https://templatekit.tokomoo.com/tourkit/wp-content/uploads/sites/2/2020/02/garis.png" text:style-name="Internet_20_link" text:visited-style-name="Visited_20_Internet_20_Link">https://templatekit.tokomoo.com/tourkit/wp-content/uploads/sites/2/2020/02/garis.png</text:a>" class="attachment-large size-large" alt="" loading="lazy" /&gt; <text:s text:c="109"/>&lt;/div&gt;</text:p>
      <text:p text:style-name="Preformatted_20_Text"><text:bookmark text:name="line523"/><text:s text:c="48"/>&lt;/div&gt;</text:p>
      <text:p text:style-name="Preformatted_20_Text"><text:bookmark text:name="line524"/><text:s text:c="32"/>&lt;/div&gt;</text:p>
      <text:p text:style-name="Preformatted_20_Text"><text:bookmark text:name="line525"/><text:s text:c="48"/>&lt;/div&gt;</text:p>
      <text:p text:style-name="Preformatted_20_Text"><text:bookmark text:name="line526"/><text:s text:c="40"/>&lt;/div&gt;</text:p>
      <text:p text:style-name="Preformatted_20_Text"><text:bookmark text:name="line527"/><text:s text:c="16"/>&lt;/div&gt;</text:p>
      <text:p text:style-name="Preformatted_20_Text"><text:bookmark text:name="line528"/><text:s text:c="32"/>&lt;div class="elementor-column elementor-col-50 elementor-top-column elementor-element elementor-element-60525854" data-id="60525854" data-element_type="column"&gt;</text:p>
      <text:p text:style-name="Preformatted_20_Text"><text:bookmark text:name="line529"/><text:s text:c="24"/>&lt;div class="elementor-column-wrap elementor-element-populated"&gt;</text:p>
      <text:p text:style-name="Preformatted_20_Text"><text:bookmark text:name="line530"/><text:s text:c="56"/>&lt;div class="elementor-widget-wrap"&gt;</text:p>
      <text:p text:style-name="Preformatted_20_Text"><text:bookmark text:name="line531"/><text:s text:c="48"/>&lt;div class="elementor-element elementor-element-769e6f7f elementor-widget__width-initial elementor-absolute elementor-widget elementor-widget-image" data-id="769e6f7f" data-element_type="widget" data-settings="{&amp;quot;_position&amp;quot;:&amp;quot;absolute&amp;quot;}" data-widget_type="image.default"&gt;</text:p>
      <text:p text:style-name="Preformatted_20_Text"><text:bookmark text:name="line532"/><text:s text:c="32"/>&lt;div class="elementor-widget-container"&gt;</text:p>
      <text:p text:style-name="Preformatted_20_Text"><text:bookmark text:name="line533"/><text:s text:c="64"/>&lt;div class="elementor-image"&gt;</text:p>
      <text:p text:style-name="Preformatted_20_Text"><text:bookmark text:name="line534"/><text:s text:c="96"/>&lt;img width="221" height="222" src="<text:a xlink:type="simple" xlink:href="view-source:https://templatekit.tokomoo.com/tourkit/wp-content/uploads/sites/2/2020/02/Group-5.png" text:style-name="Internet_20_link" text:visited-style-name="Visited_20_Internet_20_Link">https://templatekit.tokomoo.com/tourkit/wp-content/uploads/sites/2/2020/02/Group-5.png</text:a>" class="attachment-full size-full" <text:soft-page-break/>alt="" loading="lazy" srcset="https://templatekit.tokomoo.com/tourkit/wp-content/uploads/sites/2/2020/02/Group-5.png 221w, https://templatekit.tokomoo.com/tourkit/wp-content/uploads/sites/2/2020/02/Group-5-150x150.png 150w" sizes="(max-width: 221px) 100vw, 221px" /&gt; <text:s text:c="104"/>&lt;/div&gt;</text:p>
      <text:p text:style-name="Preformatted_20_Text"><text:bookmark text:name="line535"/><text:s text:c="48"/>&lt;/div&gt;</text:p>
      <text:p text:style-name="Preformatted_20_Text"><text:bookmark text:name="line536"/><text:s text:c="32"/>&lt;/div&gt;</text:p>
      <text:p text:style-name="Preformatted_20_Text"><text:bookmark text:name="line537"/><text:s text:c="32"/>&lt;div class="elementor-element elementor-element-5d2358d2 elementor-widget elementor-widget-image" data-id="5d2358d2" data-element_type="widget" data-widget_type="image.default"&gt;</text:p>
      <text:p text:style-name="Preformatted_20_Text"><text:bookmark text:name="line538"/><text:s text:c="32"/>&lt;div class="elementor-widget-container"&gt;</text:p>
      <text:p text:style-name="Preformatted_20_Text"><text:bookmark text:name="line539"/><text:s text:c="64"/>&lt;div class="elementor-image"&gt;</text:p>
      <text:p text:style-name="Preformatted_20_Text"><text:bookmark text:name="line540"/><text:s text:c="96"/>&lt;img width="400" height="460" src="<text:a xlink:type="simple" xlink:href="view-source:https://templatekit.tokomoo.com/tourkit/wp-content/uploads/sites/2/2020/03/person-traveler-travel-destination-concept-PVBLUBB.png" text:style-name="Internet_20_link" text:visited-style-name="Visited_20_Internet_20_Link">https://templatekit.tokomoo.com/tourkit/wp-content/uploads/sites/2/2020/03/person-traveler-travel-destination-concept-PVBLUBB.png</text:a>" class="attachment-full size-full" alt="" loading="lazy" srcset="https://templatekit.tokomoo.com/tourkit/wp-content/uploads/sites/2/2020/03/person-traveler-travel-destination-concept-PVBLUBB.png 400w, https://templatekit.tokomoo.com/tourkit/wp-content/uploads/sites/2/2020/03/person-traveler-travel-destination-concept-PVBLUBB-261x300.png 261w" sizes="(max-width: 400px) 100vw, 400px" /&gt; <text:s text:c="111"/>&lt;/div&gt;</text:p>
      <text:p text:style-name="Preformatted_20_Text"><text:bookmark text:name="line541"/><text:s text:c="48"/>&lt;/div&gt;</text:p>
      <text:p text:style-name="Preformatted_20_Text"><text:bookmark text:name="line542"/><text:s text:c="32"/>&lt;/div&gt;</text:p>
      <text:p text:style-name="Preformatted_20_Text"><text:bookmark text:name="line543"/><text:s text:c="32"/>&lt;div class="elementor-element elementor-element-77e40bf7 elementor-widget elementor-widget-image" data-id="77e40bf7" data-element_type="widget" data-widget_type="image.default"&gt;</text:p>
      <text:p text:style-name="Preformatted_20_Text"><text:bookmark text:name="line544"/><text:s text:c="32"/>&lt;div class="elementor-widget-container"&gt;</text:p>
      <text:p text:style-name="Preformatted_20_Text"><text:bookmark text:name="line545"/><text:s text:c="64"/>&lt;div class="elementor-image"&gt;</text:p>
      <text:p text:style-name="Preformatted_20_Text"><text:bookmark text:name="line546"/><text:s text:c="96"/>&lt;img width="399" height="31" src="<text:a xlink:type="simple" xlink:href="view-source:https://templatekit.tokomoo.com/tourkit/wp-content/uploads/sites/2/2020/03/segitiga.png" text:style-name="Internet_20_link" text:visited-style-name="Visited_20_Internet_20_Link">https://templatekit.tokomoo.com/tourkit/wp-content/uploads/sites/2/2020/03/segitiga.png</text:a>" class="attachment-large size-large" alt="" loading="lazy" srcset="https://templatekit.tokomoo.com/tourkit/wp-content/uploads/sites/2/2020/03/segitiga.png 399w, https://templatekit.tokomoo.com/tourkit/wp-content/uploads/sites/2/2020/03/segitiga-300x23.png 300w" sizes="(max-width: 399px) 100vw, 399px" /&gt; <text:s text:c="109"/>&lt;/div&gt;</text:p>
      <text:p text:style-name="Preformatted_20_Text"><text:bookmark text:name="line547"/><text:s text:c="48"/>&lt;/div&gt;</text:p>
      <text:p text:style-name="Preformatted_20_Text"><text:bookmark text:name="line548"/><text:s text:c="32"/>&lt;/div&gt;</text:p>
      <text:p text:style-name="Preformatted_20_Text"><text:bookmark text:name="line549"/><text:s text:c="48"/>&lt;/div&gt;</text:p>
      <text:p text:style-name="Preformatted_20_Text"><text:bookmark text:name="line550"/><text:s text:c="40"/>&lt;/div&gt;</text:p>
      <text:p text:style-name="Preformatted_20_Text"><text:bookmark text:name="line551"/><text:s text:c="16"/>&lt;/div&gt;</text:p>
      <text:p text:style-name="Preformatted_20_Text"><text:bookmark text:name="line552"/><text:s text:c="64"/>&lt;/div&gt;</text:p>
      <text:p text:style-name="Preformatted_20_Text"><text:bookmark text:name="line553"/><text:s text:c="40"/>&lt;/div&gt;</text:p>
      <text:p text:style-name="Preformatted_20_Text"><text:bookmark text:name="line554"/><text:s text:c="16"/>&lt;/section&gt;</text:p>
      <text:p text:style-name="Preformatted_20_Text"><text:bookmark text:name="line555"/><text:s text:c="48"/>&lt;/div&gt;</text:p>
      <text:p text:style-name="Preformatted_20_Text"><text:bookmark text:name="line556"/><text:s text:c="48"/>&lt;/div&gt;</text:p>
      <text:p text:style-name="Preformatted_20_Text"><text:bookmark text:name="line557"/><text:s text:c="40"/>&lt;/div&gt;</text:p>
      <text:p text:style-name="Preformatted_20_Text"><text:bookmark text:name="line558"/><text:s text:c="32"/>&lt;div data-elementor-type="footer" data-elementor-id="1336" class="elementor elementor-1336 elementor-location-footer" data-elementor-settings="[]"&gt;</text:p>
      <text:p text:style-name="Preformatted_20_Text"><text:bookmark text:name="line559"/><text:s text:c="16"/>&lt;div class="elementor-section-wrap"&gt;</text:p>
      <text:p text:style-name="Preformatted_20_Text"><text:bookmark text:name="line560"/><text:s text:c="40"/>&lt;section class="elementor-section elementor-top-section elementor-element elementor-element-16a804f elementor-section-boxed elementor-section-height-default elementor-section-height-default" data-id="16a804f" data-element_type="section"&gt;</text:p>
      <text:p text:style-name="Preformatted_20_Text"><text:bookmark text:name="line561"/><text:s text:c="48"/>&lt;div class="elementor-container elementor-column-gap-default"&gt;</text:p>
      <text:p text:style-name="Preformatted_20_Text"><text:bookmark text:name="line562"/><text:s text:c="56"/>&lt;div class="elementor-row"&gt;</text:p>
      <text:p text:style-name="Preformatted_20_Text"><text:bookmark text:name="line563"/><text:soft-page-break/><text:s text:c="40"/>&lt;div class="elementor-column elementor-col-100 elementor-top-column elementor-element elementor-element-2a4f191" data-id="2a4f191" data-element_type="column"&gt;</text:p>
      <text:p text:style-name="Preformatted_20_Text"><text:bookmark text:name="line564"/><text:s text:c="24"/>&lt;div class="elementor-column-wrap elementor-element-populated"&gt;</text:p>
      <text:p text:style-name="Preformatted_20_Text"><text:bookmark text:name="line565"/><text:s text:c="56"/>&lt;div class="elementor-widget-wrap"&gt;</text:p>
      <text:p text:style-name="Preformatted_20_Text"><text:bookmark text:name="line566"/><text:s text:c="48"/>&lt;div class="elementor-element elementor-element-ef9707a elementor-widget__width-initial elementor-absolute elementor-widget elementor-widget-image" data-id="ef9707a" data-element_type="widget" data-settings="{&amp;quot;_position&amp;quot;:&amp;quot;absolute&amp;quot;}" data-widget_type="image.default"&gt;</text:p>
      <text:p text:style-name="Preformatted_20_Text"><text:bookmark text:name="line567"/><text:s text:c="32"/>&lt;div class="elementor-widget-container"&gt;</text:p>
      <text:p text:style-name="Preformatted_20_Text"><text:bookmark text:name="line568"/><text:s text:c="64"/>&lt;div class="elementor-image"&gt;</text:p>
      <text:p text:style-name="Preformatted_20_Text"><text:bookmark text:name="line569"/><text:s text:c="96"/>&lt;img width="800" height="1" src="<text:a xlink:type="simple" xlink:href="view-source:https://templatekit.tokomoo.com/tourkit/wp-content/uploads/sites/2/2020/02/garis_p-1024x1-1.png" text:style-name="Internet_20_link" text:visited-style-name="Visited_20_Internet_20_Link">https://templatekit.tokomoo.com/tourkit/wp-content/uploads/sites/2/2020/02/garis_p-1024x1-1.png</text:a>" class="attachment-large size-large" alt="" loading="lazy" srcset="https://templatekit.tokomoo.com/tourkit/wp-content/uploads/sites/2/2020/02/garis_p-1024x1-1.png 1024w, https://templatekit.tokomoo.com/tourkit/wp-content/uploads/sites/2/2020/02/garis_p-1024x1-1-300x1.png 300w, https://templatekit.tokomoo.com/tourkit/wp-content/uploads/sites/2/2020/02/garis_p-1024x1-1-150x1.png 150w, https://templatekit.tokomoo.com/tourkit/wp-content/uploads/sites/2/2020/02/garis_p-1024x1-1-768x1.png 768w, https://templatekit.tokomoo.com/tourkit/wp-content/uploads/sites/2/2020/02/garis_p-1024x1-1-600x1.png 600w" sizes="(max-width: 800px) 100vw, 800px" /&gt; <text:s text:c="106"/>&lt;/div&gt;</text:p>
      <text:p text:style-name="Preformatted_20_Text"><text:bookmark text:name="line570"/><text:s text:c="48"/>&lt;/div&gt;</text:p>
      <text:p text:style-name="Preformatted_20_Text"><text:bookmark text:name="line571"/><text:s text:c="32"/>&lt;/div&gt;</text:p>
      <text:p text:style-name="Preformatted_20_Text"><text:bookmark text:name="line572"/><text:s text:c="32"/>&lt;section class="elementor-section elementor-inner-section elementor-element elementor-element-b7950ce elementor-section-boxed elementor-section-height-default elementor-section-height-default" data-id="b7950ce" data-element_type="section"&gt;</text:p>
      <text:p text:style-name="Preformatted_20_Text"><text:bookmark text:name="line573"/><text:s text:c="48"/>&lt;div class="elementor-container elementor-column-gap-default"&gt;</text:p>
      <text:p text:style-name="Preformatted_20_Text"><text:bookmark text:name="line574"/><text:s text:c="56"/>&lt;div class="elementor-row"&gt;</text:p>
      <text:p text:style-name="Preformatted_20_Text"><text:bookmark text:name="line575"/><text:s text:c="40"/>&lt;div class="elementor-column elementor-col-50 elementor-inner-column elementor-element elementor-element-acfc69e" data-id="acfc69e" data-element_type="column"&gt;</text:p>
      <text:p text:style-name="Preformatted_20_Text"><text:bookmark text:name="line576"/><text:s text:c="24"/>&lt;div class="elementor-column-wrap elementor-element-populated"&gt;</text:p>
      <text:p text:style-name="Preformatted_20_Text"><text:bookmark text:name="line577"/><text:s text:c="56"/>&lt;div class="elementor-widget-wrap"&gt;</text:p>
      <text:p text:style-name="Preformatted_20_Text"><text:bookmark text:name="line578"/><text:s text:c="48"/>&lt;div class="elementor-element elementor-element-aaab626 elementor-widget elementor-widget-heading" data-id="aaab626" data-element_type="widget" data-widget_type="heading.default"&gt;</text:p>
      <text:p text:style-name="Preformatted_20_Text"><text:bookmark text:name="line579"/><text:s text:c="32"/>&lt;div class="elementor-widget-container"&gt;</text:p>
      <text:p text:style-name="Preformatted_20_Text"><text:bookmark text:name="line580"/><text:s text:c="24"/>&lt;h2 class="elementor-heading-title elementor-size-default"&gt;Travel.&lt;/h2&gt; <text:s text:c="8"/>&lt;/div&gt;</text:p>
      <text:p text:style-name="Preformatted_20_Text"><text:bookmark text:name="line581"/><text:s text:c="32"/>&lt;/div&gt;</text:p>
      <text:p text:style-name="Preformatted_20_Text"><text:bookmark text:name="line582"/><text:s text:c="48"/>&lt;/div&gt;</text:p>
      <text:p text:style-name="Preformatted_20_Text"><text:bookmark text:name="line583"/><text:s text:c="40"/>&lt;/div&gt;</text:p>
      <text:p text:style-name="Preformatted_20_Text"><text:bookmark text:name="line584"/><text:s text:c="16"/>&lt;/div&gt;</text:p>
      <text:p text:style-name="Preformatted_20_Text"><text:bookmark text:name="line585"/><text:s text:c="32"/>&lt;div class="elementor-column elementor-col-50 elementor-inner-column elementor-element elementor-element-387cd60" data-id="387cd60" data-element_type="column"&gt;</text:p>
      <text:p text:style-name="Preformatted_20_Text"><text:bookmark text:name="line586"/><text:s text:c="24"/>&lt;div class="elementor-column-wrap elementor-element-populated"&gt;</text:p>
      <text:p text:style-name="Preformatted_20_Text"><text:bookmark text:name="line587"/><text:s text:c="56"/>&lt;div class="elementor-widget-wrap"&gt;</text:p>
      <text:p text:style-name="Preformatted_20_Text"><text:bookmark text:name="line588"/><text:soft-page-break/><text:s text:c="48"/>&lt;div class="elementor-element elementor-element-b1779c3 e-grid-align-right elementor-shape-rounded elementor-grid-0 elementor-widget elementor-widget-social-icons" data-id="b1779c3" data-element_type="widget" data-widget_type="social-icons.default"&gt;</text:p>
      <text:p text:style-name="Preformatted_20_Text"><text:bookmark text:name="line589"/><text:s text:c="32"/>&lt;div class="elementor-widget-container"&gt;</text:p>
      <text:p text:style-name="Preformatted_20_Text"><text:bookmark text:name="line590"/><text:s text:c="40"/>&lt;div class="elementor-social-icons-wrapper elementor-grid"&gt;</text:p>
      <text:p text:style-name="Preformatted_20_Text"><text:bookmark text:name="line591"/><text:s text:c="56"/>&lt;span class="elementor-grid-item"&gt;</text:p>
      <text:p text:style-name="Preformatted_20_Text"><text:bookmark text:name="line592"/><text:s text:c="40"/>&lt;a class="elementor-icon elementor-social-icon elementor-social-icon-facebook elementor-repeater-item-5a694aa" target="_blank"&gt;</text:p>
      <text:p text:style-name="Preformatted_20_Text"><text:bookmark text:name="line593"/><text:s text:c="48"/>&lt;span class="elementor-screen-only"&gt;Facebook&lt;/span&gt;</text:p>
      <text:p text:style-name="Preformatted_20_Text"><text:bookmark text:name="line594"/><text:s text:c="48"/>&lt;i class="fab fa-facebook"&gt;&lt;/i&gt; <text:s text:c="32"/>&lt;/a&gt;</text:p>
      <text:p text:style-name="Preformatted_20_Text"><text:bookmark text:name="line595"/><text:s text:c="32"/>&lt;/span&gt;</text:p>
      <text:p text:style-name="Preformatted_20_Text"><text:bookmark text:name="line596"/><text:s text:c="56"/>&lt;span class="elementor-grid-item"&gt;</text:p>
      <text:p text:style-name="Preformatted_20_Text"><text:bookmark text:name="line597"/><text:s text:c="40"/>&lt;a class="elementor-icon elementor-social-icon elementor-social-icon-twitter elementor-repeater-item-9cf7216" target="_blank"&gt;</text:p>
      <text:p text:style-name="Preformatted_20_Text"><text:bookmark text:name="line598"/><text:s text:c="48"/>&lt;span class="elementor-screen-only"&gt;Twitter&lt;/span&gt;</text:p>
      <text:p text:style-name="Preformatted_20_Text"><text:bookmark text:name="line599"/><text:s text:c="48"/>&lt;i class="fab fa-twitter"&gt;&lt;/i&gt; <text:s text:c="33"/>&lt;/a&gt;</text:p>
      <text:p text:style-name="Preformatted_20_Text"><text:bookmark text:name="line600"/><text:s text:c="32"/>&lt;/span&gt;</text:p>
      <text:p text:style-name="Preformatted_20_Text"><text:bookmark text:name="line601"/><text:s text:c="56"/>&lt;span class="elementor-grid-item"&gt;</text:p>
      <text:p text:style-name="Preformatted_20_Text"><text:bookmark text:name="line602"/><text:s text:c="40"/>&lt;a class="elementor-icon elementor-social-icon elementor-social-icon-youtube elementor-repeater-item-158651a" target="_blank"&gt;</text:p>
      <text:p text:style-name="Preformatted_20_Text"><text:bookmark text:name="line603"/><text:s text:c="48"/>&lt;span class="elementor-screen-only"&gt;Youtube&lt;/span&gt;</text:p>
      <text:p text:style-name="Preformatted_20_Text"><text:bookmark text:name="line604"/><text:s text:c="48"/>&lt;i class="fab fa-youtube"&gt;&lt;/i&gt; <text:s text:c="33"/>&lt;/a&gt;</text:p>
      <text:p text:style-name="Preformatted_20_Text"><text:bookmark text:name="line605"/><text:s text:c="32"/>&lt;/span&gt;</text:p>
      <text:p text:style-name="Preformatted_20_Text"><text:bookmark text:name="line606"/><text:s text:c="40"/>&lt;/div&gt;</text:p>
      <text:p text:style-name="Preformatted_20_Text"><text:bookmark text:name="line607"/><text:s text:c="32"/>&lt;/div&gt;</text:p>
      <text:p text:style-name="Preformatted_20_Text"><text:bookmark text:name="line608"/><text:s text:c="32"/>&lt;/div&gt;</text:p>
      <text:p text:style-name="Preformatted_20_Text"><text:bookmark text:name="line609"/><text:s text:c="48"/>&lt;/div&gt;</text:p>
      <text:p text:style-name="Preformatted_20_Text"><text:bookmark text:name="line610"/><text:s text:c="40"/>&lt;/div&gt;</text:p>
      <text:p text:style-name="Preformatted_20_Text"><text:bookmark text:name="line611"/><text:s text:c="16"/>&lt;/div&gt;</text:p>
      <text:p text:style-name="Preformatted_20_Text"><text:bookmark text:name="line612"/><text:s text:c="64"/>&lt;/div&gt;</text:p>
      <text:p text:style-name="Preformatted_20_Text"><text:bookmark text:name="line613"/><text:s text:c="40"/>&lt;/div&gt;</text:p>
      <text:p text:style-name="Preformatted_20_Text"><text:bookmark text:name="line614"/><text:s text:c="16"/>&lt;/section&gt;</text:p>
      <text:p text:style-name="Preformatted_20_Text"><text:bookmark text:name="line615"/><text:s text:c="32"/>&lt;div class="elementor-element elementor-element-83f9a61 elementor-widget elementor-widget-image" data-id="83f9a61" data-element_type="widget" data-widget_type="image.default"&gt;</text:p>
      <text:p text:style-name="Preformatted_20_Text"><text:bookmark text:name="line616"/><text:s text:c="32"/>&lt;div class="elementor-widget-container"&gt;</text:p>
      <text:p text:style-name="Preformatted_20_Text"><text:bookmark text:name="line617"/><text:s text:c="64"/>&lt;div class="elementor-image"&gt;</text:p>
      <text:p text:style-name="Preformatted_20_Text"><text:bookmark text:name="line618"/><text:s text:c="96"/>&lt;img width="800" height="1" src="<text:a xlink:type="simple" xlink:href="view-source:https://templatekit.tokomoo.com/tourkit/wp-content/uploads/sites/2/2020/02/garis_p-1024x1-1.png" text:style-name="Internet_20_link" text:visited-style-name="Visited_20_Internet_20_Link">https://templatekit.tokomoo.com/tourkit/wp-content/uploads/sites/2/2020/02/garis_p-1024x1-1.png</text:a>" class="attachment-large size-large" alt="" loading="lazy" srcset="https://templatekit.tokomoo.com/tourkit/wp-content/uploads/sites/2/2020/02/garis_p-1024x1-1.png 1024w, https://templatekit.tokomoo.com/tourkit/wp-content/uploads/sites/2/2020/02/garis_p-1024x1-1-300x1.png 300w, https://templatekit.tokomoo.com/tourkit/wp-content/uploads/sites/2/2020/02/garis_p-1024x1-1-150x1.png 150w, https://templatekit.tokomoo.com/tourkit/wp-content/uploads/sites/2/2020/02/garis_p-1024x1-1-768x1.png 768w, https://templatekit.tokomoo.com/tourkit/wp-content/uploads/sites/2/2020/02/garis_p-1024x1-1-600x1.png 600w" sizes="(max-<text:soft-page-break/>width: 800px) 100vw, 800px" /&gt; <text:s text:c="106"/>&lt;/div&gt;</text:p>
      <text:p text:style-name="Preformatted_20_Text"><text:bookmark text:name="line619"/><text:s text:c="48"/>&lt;/div&gt;</text:p>
      <text:p text:style-name="Preformatted_20_Text"><text:bookmark text:name="line620"/><text:s text:c="32"/>&lt;/div&gt;</text:p>
      <text:p text:style-name="Preformatted_20_Text"><text:bookmark text:name="line621"/><text:s text:c="32"/>&lt;section class="elementor-section elementor-inner-section elementor-element elementor-element-3d130e1 elementor-section-boxed elementor-section-height-default elementor-section-height-default" data-id="3d130e1" data-element_type="section"&gt;</text:p>
      <text:p text:style-name="Preformatted_20_Text"><text:bookmark text:name="line622"/><text:s text:c="48"/>&lt;div class="elementor-container elementor-column-gap-default"&gt;</text:p>
      <text:p text:style-name="Preformatted_20_Text"><text:bookmark text:name="line623"/><text:s text:c="56"/>&lt;div class="elementor-row"&gt;</text:p>
      <text:p text:style-name="Preformatted_20_Text"><text:bookmark text:name="line624"/><text:s text:c="40"/>&lt;div class="elementor-column elementor-col-50 elementor-inner-column elementor-element elementor-element-16a8cf5" data-id="16a8cf5" data-element_type="column"&gt;</text:p>
      <text:p text:style-name="Preformatted_20_Text"><text:bookmark text:name="line625"/><text:s text:c="24"/>&lt;div class="elementor-column-wrap elementor-element-populated"&gt;</text:p>
      <text:p text:style-name="Preformatted_20_Text"><text:bookmark text:name="line626"/><text:s text:c="56"/>&lt;div class="elementor-widget-wrap"&gt;</text:p>
      <text:p text:style-name="Preformatted_20_Text"><text:bookmark text:name="line627"/><text:s text:c="48"/>&lt;div class="elementor-element elementor-element-d4ef3df elementor-widget elementor-widget-heading" data-id="d4ef3df" data-element_type="widget" data-widget_type="heading.default"&gt;</text:p>
      <text:p text:style-name="Preformatted_20_Text"><text:bookmark text:name="line628"/><text:s text:c="32"/>&lt;div class="elementor-widget-container"&gt;</text:p>
      <text:p text:style-name="Preformatted_20_Text"><text:bookmark text:name="line629"/><text:s text:c="24"/>&lt;h2 class="elementor-heading-title elementor-size-default"&gt;© 2019 Ideast • All rights reserved&lt;/h2&gt; <text:s text:c="12"/>&lt;/div&gt;</text:p>
      <text:p text:style-name="Preformatted_20_Text"><text:bookmark text:name="line630"/><text:s text:c="32"/>&lt;/div&gt;</text:p>
      <text:p text:style-name="Preformatted_20_Text"><text:bookmark text:name="line631"/><text:s text:c="48"/>&lt;/div&gt;</text:p>
      <text:p text:style-name="Preformatted_20_Text"><text:bookmark text:name="line632"/><text:s text:c="40"/>&lt;/div&gt;</text:p>
      <text:p text:style-name="Preformatted_20_Text"><text:bookmark text:name="line633"/><text:s text:c="16"/>&lt;/div&gt;</text:p>
      <text:p text:style-name="Preformatted_20_Text"><text:bookmark text:name="line634"/><text:s text:c="32"/>&lt;div class="elementor-column elementor-col-50 elementor-inner-column elementor-element elementor-element-7ead0b7" data-id="7ead0b7" data-element_type="column"&gt;</text:p>
      <text:p text:style-name="Preformatted_20_Text"><text:bookmark text:name="line635"/><text:s text:c="24"/>&lt;div class="elementor-column-wrap elementor-element-populated"&gt;</text:p>
      <text:p text:style-name="Preformatted_20_Text"><text:bookmark text:name="line636"/><text:s text:c="56"/>&lt;div class="elementor-widget-wrap"&gt;</text:p>
      <text:p text:style-name="Preformatted_20_Text"><text:bookmark text:name="line637"/><text:s text:c="48"/>&lt;div class="elementor-element elementor-element-29cd1d0 elementor-icon-list--layout-inline elementor-list-item-link-full_width elementor-widget elementor-widget-icon-list" data-id="29cd1d0" data-element_type="widget" data-widget_type="icon-list.default"&gt;</text:p>
      <text:p text:style-name="Preformatted_20_Text"><text:bookmark text:name="line638"/><text:s text:c="32"/>&lt;div class="elementor-widget-container"&gt;</text:p>
      <text:p text:style-name="Preformatted_20_Text"><text:bookmark text:name="line639"/><text:s text:c="40"/>&lt;ul class="elementor-icon-list-items elementor-inline-items"&gt;</text:p>
      <text:p text:style-name="Preformatted_20_Text"><text:bookmark text:name="line640"/><text:s text:c="56"/>&lt;li class="elementor-icon-list-item elementor-inline-item"&gt;</text:p>
      <text:p text:style-name="Preformatted_20_Text"><text:bookmark text:name="line641"/><text:s text:c="88"/>&lt;span class="elementor-icon-list-icon"&gt;</text:p>
      <text:p text:style-name="Preformatted_20_Text"><text:bookmark text:name="line642"/><text:s text:c="56"/>&lt;i aria-hidden="true" class="fas fa-phone"&gt;&lt;/i&gt; <text:s text:c="40"/>&lt;/span&gt;</text:p>
      <text:p text:style-name="Preformatted_20_Text"><text:bookmark text:name="line643"/><text:s text:c="80"/>&lt;span class="elementor-icon-list-text"&gt;+33-700-5558-83&lt;/span&gt;</text:p>
      <text:p text:style-name="Preformatted_20_Text"><text:bookmark text:name="line644"/><text:s text:c="72"/>&lt;/li&gt;</text:p>
      <text:p text:style-name="Preformatted_20_Text"><text:bookmark text:name="line645"/><text:s text:c="64"/>&lt;li class="elementor-icon-list-item elementor-inline-item"&gt;</text:p>
      <text:p text:style-name="Preformatted_20_Text"><text:bookmark text:name="line646"/><text:s text:c="88"/>&lt;span class="elementor-icon-list-icon"&gt;</text:p>
      <text:p text:style-name="Preformatted_20_Text"><text:bookmark text:name="line647"/><text:s text:c="56"/>&lt;i aria-hidden="true" class="fas fa-mail-bulk"&gt;&lt;/i&gt; <text:s text:c="44"/>&lt;/span&gt;</text:p>
      <text:p text:style-name="Preformatted_20_Text"><text:bookmark text:name="line648"/><text:s text:c="80"/>&lt;span class="elementor-icon-list-text"&gt;&lt;a href="<text:a xlink:type="simple" xlink:href="view-source:https://templatekit.tokomoo.com/cdn-cgi/l/email-protection" text:style-name="Internet_20_link" text:visited-style-name="Visited_20_Internet_20_Link">/cdn-cgi/l/email-protection</text:a>" class="__cf_email__" data-cfemail="4b242d2d22282e0b223f243e3965282426"&gt;[email&amp;#160;protected]&lt;/a&gt;&lt;/span&gt;</text:p>
      <text:p text:style-name="Preformatted_20_Text"><text:bookmark text:name="line649"/><text:s text:c="72"/>&lt;/li&gt;</text:p>
      <text:p text:style-name="Preformatted_20_Text"><text:bookmark text:name="line650"/><text:soft-page-break/><text:s text:c="64"/>&lt;li class="elementor-icon-list-item elementor-inline-item"&gt;</text:p>
      <text:p text:style-name="Preformatted_20_Text"><text:bookmark text:name="line651"/><text:s text:c="88"/>&lt;span class="elementor-icon-list-icon"&gt;</text:p>
      <text:p text:style-name="Preformatted_20_Text"><text:bookmark text:name="line652"/><text:s text:c="56"/>&lt;i aria-hidden="true" class="fas fa-address-card"&gt;&lt;/i&gt; <text:s text:c="41"/>&lt;/span&gt;</text:p>
      <text:p text:style-name="Preformatted_20_Text"><text:bookmark text:name="line653"/><text:s text:c="80"/>&lt;span class="elementor-icon-list-text"&gt;75 rue La Boetie, Paris&lt;/span&gt;</text:p>
      <text:p text:style-name="Preformatted_20_Text"><text:bookmark text:name="line654"/><text:s text:c="72"/>&lt;/li&gt;</text:p>
      <text:p text:style-name="Preformatted_20_Text"><text:bookmark text:name="line655"/><text:s text:c="48"/>&lt;/ul&gt;</text:p>
      <text:p text:style-name="Preformatted_20_Text"><text:bookmark text:name="line656"/><text:s text:c="32"/>&lt;/div&gt;</text:p>
      <text:p text:style-name="Preformatted_20_Text"><text:bookmark text:name="line657"/><text:s text:c="32"/>&lt;/div&gt;</text:p>
      <text:p text:style-name="Preformatted_20_Text"><text:bookmark text:name="line658"/><text:s text:c="48"/>&lt;/div&gt;</text:p>
      <text:p text:style-name="Preformatted_20_Text"><text:bookmark text:name="line659"/><text:s text:c="40"/>&lt;/div&gt;</text:p>
      <text:p text:style-name="Preformatted_20_Text"><text:bookmark text:name="line660"/><text:s text:c="16"/>&lt;/div&gt;</text:p>
      <text:p text:style-name="Preformatted_20_Text"><text:bookmark text:name="line661"/><text:s text:c="64"/>&lt;/div&gt;</text:p>
      <text:p text:style-name="Preformatted_20_Text"><text:bookmark text:name="line662"/><text:s text:c="40"/>&lt;/div&gt;</text:p>
      <text:p text:style-name="Preformatted_20_Text"><text:bookmark text:name="line663"/><text:s text:c="16"/>&lt;/section&gt;</text:p>
      <text:p text:style-name="Preformatted_20_Text"><text:bookmark text:name="line664"/><text:s text:c="48"/>&lt;/div&gt;</text:p>
      <text:p text:style-name="Preformatted_20_Text"><text:bookmark text:name="line665"/><text:s text:c="40"/>&lt;/div&gt;</text:p>
      <text:p text:style-name="Preformatted_20_Text"><text:bookmark text:name="line666"/><text:s text:c="16"/>&lt;/div&gt;</text:p>
      <text:p text:style-name="Preformatted_20_Text"><text:bookmark text:name="line667"/><text:s text:c="64"/>&lt;/div&gt;</text:p>
      <text:p text:style-name="Preformatted_20_Text"><text:bookmark text:name="line668"/><text:s text:c="40"/>&lt;/div&gt;</text:p>
      <text:p text:style-name="Preformatted_20_Text"><text:bookmark text:name="line669"/><text:s text:c="16"/>&lt;/section&gt;</text:p>
      <text:p text:style-name="Preformatted_20_Text"><text:bookmark text:name="line670"/><text:s text:c="32"/>&lt;/div&gt;</text:p>
      <text:p text:style-name="Preformatted_20_Text"><text:bookmark text:name="line671"/><text:s text:c="16"/>&lt;/div&gt;</text:p>
      <text:p text:style-name="Preformatted_20_Text"><text:bookmark text:name="line672"/><text:s text:c="16"/></text:p>
      <text:p text:style-name="Preformatted_20_Text"><text:bookmark text:name="line673"/>&lt;link rel='stylesheet' id='e-animations-css' <text:s/>href='<text:a xlink:type="simple" xlink:href="view-source:https://templatekit.tokomoo.com/tourkit/wp-content/plugins/elementor/assets/lib/animations/animations.min.css?ver=3.5.3" text:style-name="Internet_20_link" text:visited-style-name="Visited_20_Internet_20_Link">https://templatekit.tokomoo.com/tourkit/wp-content/plugins/elementor/assets/lib/animations/animations.min.css?ver=3.5.3</text:a>' type='text/css' media='all' /&gt;</text:p>
      <text:p text:style-name="Preformatted_20_Text"><text:bookmark text:name="line674"/>&lt;script data-cfasync="false" src="<text:a xlink:type="simple" xlink:href="view-source:https://templatekit.tokomoo.com/cdn-cgi/scripts/5c5dd728/cloudflare-static/email-decode.min.js" text:style-name="Internet_20_link" text:visited-style-name="Visited_20_Internet_20_Link">/cdn-cgi/scripts/5c5dd728/cloudflare-static/email-decode.min.js</text:a>"&gt;&lt;/script&gt;&lt;script type='text/javascript' src='<text:a xlink:type="simple" xlink:href="view-source:https://templatekit.tokomoo.com/tourkit/wp-includes/js/wp-embed.min.js?ver=5.8.3" text:style-name="Internet_20_link" text:visited-style-name="Visited_20_Internet_20_Link">https://templatekit.tokomoo.com/tourkit/wp-includes/js/wp-embed.min.js?ver=5.8.3</text:a>' id='wp-embed-js'&gt;&lt;/script&gt;</text:p>
      <text:p text:style-name="Preformatted_20_Text"><text:bookmark text:name="line675"/>&lt;script type='text/javascript' src='<text:a xlink:type="simple" xlink:href="view-source:https://templatekit.tokomoo.com/tourkit/wp-content/plugins/elementor-pro/assets/lib/smartmenus/jquery.smartmenus.min.js?ver=1.0.1" text:style-name="Internet_20_link" text:visited-style-name="Visited_20_Internet_20_Link">https://templatekit.tokomoo.com/tourkit/wp-content/plugins/elementor-pro/assets/lib/smartmenus/jquery.smartmenus.min.js?ver=1.0.1</text:a>' id='smartmenus-js'&gt;&lt;/script&gt;</text:p>
      <text:p text:style-name="Preformatted_20_Text"><text:bookmark text:name="line676"/>&lt;script type='text/javascript' src='<text:a xlink:type="simple" xlink:href="view-source:https://templatekit.tokomoo.com/tourkit/wp-content/plugins/elementor-pro/assets/js/webpack-pro.runtime.min.js?ver=3.3.2" text:style-name="Internet_20_link" text:visited-style-name="Visited_20_Internet_20_Link">https://templatekit.tokomoo.com/tourkit/wp-content/plugins/elementor-pro/assets/js/webpack-pro.runtime.min.js?ver=3.3.2</text:a>' id='elementor-pro-webpack-runtime-js'&gt;&lt;/script&gt;</text:p>
      <text:p text:style-name="Preformatted_20_Text"><text:bookmark text:name="line677"/>&lt;script type='text/javascript' src='<text:a xlink:type="simple" xlink:href="view-source:https://templatekit.tokomoo.com/tourkit/wp-content/plugins/elementor/assets/js/webpack.runtime.min.js?ver=3.5.3" text:style-name="Internet_20_link" text:visited-style-name="Visited_20_Internet_20_Link">https://templatekit.tokomoo.com/tourkit/wp-content/plugins/elementor/assets/js/webpack.runtime.min.js?ver=3.5.3</text:a>' id='elementor-webpack-runtime-js'&gt;&lt;/script&gt;</text:p>
      <text:p text:style-name="Preformatted_20_Text"><text:bookmark text:name="line678"/>&lt;script type='text/javascript' src='<text:a xlink:type="simple" xlink:href="view-source:https://templatekit.tokomoo.com/tourkit/wp-content/plugins/elementor/assets/js/frontend-modules.min.js?ver=3.5.3" text:style-name="Internet_20_link" text:visited-style-name="Visited_20_Internet_20_Link">https://templatekit.tokomoo.com/tourkit/wp-content/plugins/elementor/assets/js/frontend-modules.min.js?ver=3.5.3</text:a>' id='elementor-frontend-modules-js'&gt;&lt;/script&gt;</text:p>
      <text:p text:style-name="Preformatted_20_Text"><text:bookmark text:name="line679"/>&lt;script type='text/javascript' id='elementor-pro-frontend-js-before'&gt;</text:p>
      <text:p text:style-name="Preformatted_20_Text"><text:bookmark text:name="line680"/>var ElementorProFrontendConfig = {"ajaxurl":"https:\/\/templatekit.tokomoo.com\/tourkit\/wp-admin\/admin-ajax.php","nonce":"146d6e8178","urls":{"assets":"https:\/\/templatekit.tokomoo.com\/tourkit\/wp-content\/plugins\/elementor-pro\/assets\/"},"i18n":{"toc_no_headings_found":"No headings were found on this page."},"shareButtonsNetworks":{"facebook":{"title":"Facebook","has_counter":true},"twitter":{"title":"Twitter"},"google":{"title":"Google+","has_counter":true},"linkedin":{"title":"LinkedIn","has_counter":true},"pinterest":{"title":"Pinterest","has_counter":true},"reddit":{"title":"Reddit","has_counter":true},"vk":{"title":"VK","has_counter":true},"odnoklassniki":{"title":"OK","has_counter":true},"tumblr":{"title":"Tumblr"},"digg":{"title":"Digg"},"skype":{"title":"Skype"},"stumbleupon":<text:soft-page-break/>{"title":"StumbleUpon","has_counter":true},"mix":{"title":"Mix"},"telegram":{"title":"Telegram"},"pocket":{"title":"Pocket","has_counter":true},"xing":{"title":"XING","has_counter":true},"whatsapp":{"title":"WhatsApp"},"email":{"title":"Email"},"print":{"title":"Print"}},"facebook_sdk":{"lang":"en_US","app_id":""},"lottie":{"defaultAnimationUrl":"https:\/\/templatekit.tokomoo.com\/tourkit\/wp-content\/plugins\/elementor-pro\/modules\/lottie\/assets\/animations\/default.json"}};</text:p>
      <text:p text:style-name="Preformatted_20_Text"><text:bookmark text:name="line681"/>&lt;/script&gt;</text:p>
      <text:p text:style-name="Preformatted_20_Text"><text:bookmark text:name="line682"/>&lt;script type='text/javascript' src='<text:a xlink:type="simple" xlink:href="view-source:https://templatekit.tokomoo.com/tourkit/wp-content/plugins/elementor-pro/assets/js/frontend.min.js?ver=3.3.2" text:style-name="Internet_20_link" text:visited-style-name="Visited_20_Internet_20_Link">https://templatekit.tokomoo.com/tourkit/wp-content/plugins/elementor-pro/assets/js/frontend.min.js?ver=3.3.2</text:a>' id='elementor-pro-frontend-js'&gt;&lt;/script&gt;</text:p>
      <text:p text:style-name="Preformatted_20_Text"><text:bookmark text:name="line683"/>&lt;script type='text/javascript' src='<text:a xlink:type="simple" xlink:href="view-source:https://templatekit.tokomoo.com/tourkit/wp-content/plugins/elementor/assets/lib/waypoints/waypoints.min.js?ver=4.0.2" text:style-name="Internet_20_link" text:visited-style-name="Visited_20_Internet_20_Link">https://templatekit.tokomoo.com/tourkit/wp-content/plugins/elementor/assets/lib/waypoints/waypoints.min.js?ver=4.0.2</text:a>' id='elementor-waypoints-js'&gt;&lt;/script&gt;</text:p>
      <text:p text:style-name="Preformatted_20_Text"><text:bookmark text:name="line684"/>&lt;script type='text/javascript' src='<text:a xlink:type="simple" xlink:href="view-source:https://templatekit.tokomoo.com/tourkit/wp-includes/js/jquery/ui/core.min.js?ver=1.12.1" text:style-name="Internet_20_link" text:visited-style-name="Visited_20_Internet_20_Link">https://templatekit.tokomoo.com/tourkit/wp-includes/js/jquery/ui/core.min.js?ver=1.12.1</text:a>' id='jquery-ui-core-js'&gt;&lt;/script&gt;</text:p>
      <text:p text:style-name="Preformatted_20_Text"><text:bookmark text:name="line685"/>&lt;script type='text/javascript' src='<text:a xlink:type="simple" xlink:href="view-source:https://templatekit.tokomoo.com/tourkit/wp-content/plugins/elementor/assets/lib/swiper/swiper.min.js?ver=5.3.6" text:style-name="Internet_20_link" text:visited-style-name="Visited_20_Internet_20_Link">https://templatekit.tokomoo.com/tourkit/wp-content/plugins/elementor/assets/lib/swiper/swiper.min.js?ver=5.3.6</text:a>' id='swiper-js'&gt;&lt;/script&gt;</text:p>
      <text:p text:style-name="Preformatted_20_Text"><text:bookmark text:name="line686"/>&lt;script type='text/javascript' src='<text:a xlink:type="simple" xlink:href="view-source:https://templatekit.tokomoo.com/tourkit/wp-content/plugins/elementor/assets/lib/share-link/share-link.min.js?ver=3.5.3" text:style-name="Internet_20_link" text:visited-style-name="Visited_20_Internet_20_Link">https://templatekit.tokomoo.com/tourkit/wp-content/plugins/elementor/assets/lib/share-link/share-link.min.js?ver=3.5.3</text:a>' id='share-link-js'&gt;&lt;/script&gt;</text:p>
      <text:p text:style-name="Preformatted_20_Text"><text:bookmark text:name="line687"/>&lt;script type='text/javascript' src='<text:a xlink:type="simple" xlink:href="view-source:https://templatekit.tokomoo.com/tourkit/wp-content/plugins/elementor/assets/lib/dialog/dialog.min.js?ver=4.9.0" text:style-name="Internet_20_link" text:visited-style-name="Visited_20_Internet_20_Link">https://templatekit.tokomoo.com/tourkit/wp-content/plugins/elementor/assets/lib/dialog/dialog.min.js?ver=4.9.0</text:a>' id='elementor-dialog-js'&gt;&lt;/script&gt;</text:p>
      <text:p text:style-name="Preformatted_20_Text"><text:bookmark text:name="line688"/>&lt;script type='text/javascript' id='elementor-frontend-js-before'&gt;</text:p>
      <text:p text:style-name="Preformatted_20_Text"><text:bookmark text:name="line689"/>var elementorFrontendConfig = {"environmentMode":{"edit":false,"wpPreview":false,"isScriptDebug":false},"i18n":{"shareOnFacebook":"Share on Facebook","shareOnTwitter":"Share on Twitter","pinIt":"Pin it","download":"Download","downloadImage":"Download image","fullscreen":"Fullscreen","zoom":"Zoom","share":"Share","playVideo":"Play Video","previous":"Previous","next":"Next","close":"Close"},"is_rtl":false,"breakpoints":{"xs":0,"sm":480,"md":768,"lg":1025,"xl":1440,"xxl":1600},"responsive":{"breakpoints":{"mobile":{"label":"Mobile","value":767,"default_value":767,"direction":"max","is_enabled":true},"mobile_extra":{"label":"Mobile Extra","value":880,"default_value":880,"direction":"max","is_enabled":false},"tablet":{"label":"Tablet","value":1024,"default_value":1024,"direction":"max","is_enabled":true},"tablet_extra":{"label":"Tablet Extra","value":1200,"default_value":1200,"direction":"max","is_enabled":false},"laptop":{"label":"Laptop","value":1366,"default_value":1366,"direction":"max","is_enabled":false},"widescreen":{"label":"Widescreen","value":2400,"default_value":2400,"direction":"min","is_enabled":false}}},"version":"3.5.3","is_static":false,"experimentalFeatures":{"e_import_export":true,"e_hidden_wordpress_widgets":true,"landing-pages":true,"elements-color-picker":true,"favorite-widgets":true,"admin-top-bar":true,"form-submissions":true,"video-playlist":true},"urls":{"assets":"https:\/\/templatekit.tokomoo.com\/tourkit\/wp-content\/plugins\/elementor\/assets\/"},"settings":{"page":[],"editorPreferences":[]},"kit":{"active_breakpoints":["viewport_mobile","viewport_tablet"],"global_image_lightbox":"yes","lightbox_enable_counter":"yes","lightbox_enable_fullscreen":"yes","lightbox_enable_zoom":"yes","lightbox_enable_share":"yes","lightbox_title_src":"title","lightbox_description_src":"description"},"post":{"id":1850,"title":"About%20%E2%80%93%20Tourkit","excerpt":"","featuredImage":false}};</text:p>
      <text:p text:style-name="Preformatted_20_Text"><text:bookmark text:name="line690"/>&lt;/script&gt;</text:p>
      <text:p text:style-name="Preformatted_20_Text"><text:bookmark text:name="line691"/>&lt;script type='text/javascript' src='<text:a xlink:type="simple" xlink:href="view-source:https://templatekit.tokomoo.com/tourkit/wp-content/plugins/elementor/assets/js/frontend.min.js?ver=3.5.3" text:style-name="Internet_20_link" text:visited-style-name="Visited_20_Internet_20_Link">https://templatekit.tokomoo.com/tourkit/wp-content/plugins/elementor/assets/js/frontend.min.js?ver=3.5.3</text:a>' id='elementor-frontend-js'&gt;&lt;/script&gt;</text:p>
      <text:p text:style-name="Preformatted_20_Text"><text:bookmark text:name="line692"/>&lt;script type='text/javascript' src='<text:a xlink:type="simple" xlink:href="view-source:https://templatekit.tokomoo.com/tourkit/wp-content/plugins/elementor-pro/assets/js/preloaded-elements-handlers.min.js?ver=3.3.2" text:style-name="Internet_20_link" text:visited-style-name="Visited_20_Internet_20_Link">https://templatekit.tokomoo.com/tourkit/wp-content/plugins/elementor-pro/assets/js/preloaded-elements-handlers.min.js?ver=3.3.2</text:a>' id='pro-preloaded-elements-handlers-js'&gt;&lt;/script&gt;</text:p>
      <text:p text:style-name="Preformatted_20_Text"><text:bookmark text:name="line693"/><text:soft-page-break/>&lt;script type='text/javascript' src='<text:a xlink:type="simple" xlink:href="view-source:https://templatekit.tokomoo.com/tourkit/wp-content/plugins/elementor/assets/js/preloaded-modules.min.js?ver=3.5.3" text:style-name="Internet_20_link" text:visited-style-name="Visited_20_Internet_20_Link">https://templatekit.tokomoo.com/tourkit/wp-content/plugins/elementor/assets/js/preloaded-modules.min.js?ver=3.5.3</text:a>' id='preloaded-modules-js'&gt;&lt;/script&gt;</text:p>
      <text:p text:style-name="Preformatted_20_Text"><text:bookmark text:name="line694"/>&lt;script type='text/javascript' src='<text:a xlink:type="simple" xlink:href="view-source:https://templatekit.tokomoo.com/tourkit/wp-content/plugins/elementor-pro/assets/lib/sticky/jquery.sticky.min.js?ver=3.3.2" text:style-name="Internet_20_link" text:visited-style-name="Visited_20_Internet_20_Link">https://templatekit.tokomoo.com/tourkit/wp-content/plugins/elementor-pro/assets/lib/sticky/jquery.sticky.min.js?ver=3.3.2</text:a>' id='e-sticky-js'&gt;&lt;/script&gt;</text:p>
      <text:p text:style-name="Preformatted_20_Text"><text:bookmark text:name="line695"/></text:p>
      <text:p text:style-name="Preformatted_20_Text"><text:bookmark text:name="line696"/>&lt;/body&gt;</text:p>
      <text:p text:style-name="P1"><text:bookmark text:name="line697"/>&lt;/html&gt;&lt;!-- WP Fastest Cache file was created in 0.74534702301025 seconds, on 19-01-22 11:48:28 --&gt;&lt;!-- via php --&g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4T10:31:00.945069046</meta:creation-date>
    <dc:date>2022-01-24T10:31:34.962385678</dc:date>
    <meta:editing-duration>PT35S</meta:editing-duration>
    <meta:editing-cycles>1</meta:editing-cycles>
    <meta:document-statistic meta:table-count="0" meta:image-count="0" meta:object-count="0" meta:page-count="25" meta:paragraph-count="695" meta:word-count="2934" meta:character-count="90352" meta:non-whitespace-character-count="61497"/>
    <meta:generator>LibreOffice/6.4.7.2$Linux_X86_64 LibreOffice_project/40$Build-2</meta:generator>
  </office:meta>
</office:document-meta>
</file>